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000000010000000123B766D73B95A0367.png" manifest:media-type="image/png"/>
  <manifest:file-entry manifest:full-path="Pictures/20000016000001B2000001D467982BB34B20E046.svm" manifest:media-type="image/x-svm"/>
  <manifest:file-entry manifest:full-path="Pictures/20000016000001B2000001D4D41C1C9AB2F4CCEF.svm" manifest:media-type="image/x-svm"/>
  <manifest:file-entry manifest:full-path="Pictures/20000016000001FF000001D4685F34DFC6A05E9A.svm" manifest:media-type="image/x-svm"/>
  <manifest:file-entry manifest:full-path="Pictures/1000020000000010000000129A13FB2BEC6C7CDD.png" manifest:media-type="image/png"/>
  <manifest:file-entry manifest:full-path="Pictures/10000200000000130000001244D914458351802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4679ea" officeooo:paragraph-rsid="004679ea"/>
    </style:style>
    <style:style style:name="P2" style:family="paragraph" style:parent-style-name="Standard">
      <style:text-properties fo:language="fr" fo:country="FR" officeooo:rsid="004679ea" officeooo:paragraph-rsid="004fbc1b"/>
    </style:style>
    <style:style style:name="P3" style:family="paragraph" style:parent-style-name="Standard">
      <style:text-properties fo:language="fr" fo:country="FR" officeooo:rsid="004679ea" officeooo:paragraph-rsid="00531feb"/>
    </style:style>
    <style:style style:name="P4" style:family="paragraph" style:parent-style-name="Standard">
      <style:text-properties fo:language="fr" fo:country="FR" officeooo:rsid="004679ea" officeooo:paragraph-rsid="0056e636"/>
    </style:style>
    <style:style style:name="P5" style:family="paragraph" style:parent-style-name="Standard">
      <style:text-properties fo:language="fr" fo:country="FR" officeooo:rsid="004679ea" officeooo:paragraph-rsid="005c14fc"/>
    </style:style>
    <style:style style:name="P6" style:family="paragraph" style:parent-style-name="Standard">
      <style:paragraph-properties fo:text-align="center" style:justify-single-word="false"/>
      <style:text-properties fo:language="fr" fo:country="FR" officeooo:rsid="004679ea" officeooo:paragraph-rsid="005d1b9e"/>
    </style:style>
    <style:style style:name="P7" style:family="paragraph" style:parent-style-name="Standard">
      <style:text-properties fo:language="fr" fo:country="FR" officeooo:rsid="004679ea" officeooo:paragraph-rsid="0067705d"/>
    </style:style>
    <style:style style:name="P8" style:family="paragraph" style:parent-style-name="Standard">
      <style:paragraph-properties fo:text-align="center" style:justify-single-word="false"/>
      <style:text-properties fo:language="fr" fo:country="FR" officeooo:rsid="004e3e2e"/>
    </style:style>
    <style:style style:name="P9" style:family="paragraph" style:parent-style-name="Standard">
      <style:paragraph-properties style:join-border="false"/>
      <style:text-properties fo:language="fr" fo:country="FR" officeooo:rsid="0049447f" officeooo:paragraph-rsid="0049447f"/>
    </style:style>
    <style:style style:name="P10" style:family="paragraph" style:parent-style-name="Standard">
      <style:paragraph-properties style:join-border="false"/>
      <style:text-properties fo:language="fr" fo:country="FR" officeooo:rsid="0049447f" officeooo:paragraph-rsid="00632158"/>
    </style:style>
    <style:style style:name="P11" style:family="paragraph" style:parent-style-name="Standard">
      <style:text-properties fo:language="fr" fo:country="FR" officeooo:rsid="0052a098" officeooo:paragraph-rsid="0052a098"/>
    </style:style>
    <style:style style:name="P12" style:family="paragraph" style:parent-style-name="Standard">
      <style:text-properties officeooo:rsid="005c14fc" officeooo:paragraph-rsid="005c14fc"/>
    </style:style>
    <style:style style:name="P13" style:family="paragraph" style:parent-style-name="Standard">
      <style:text-properties officeooo:rsid="005c14fc" officeooo:paragraph-rsid="0067705d"/>
    </style:style>
    <style:style style:name="P14" style:family="paragraph" style:parent-style-name="Standard">
      <style:text-properties officeooo:paragraph-rsid="00632158"/>
    </style:style>
    <style:style style:name="P15" style:family="paragraph" style:parent-style-name="Standard">
      <style:text-properties officeooo:paragraph-rsid="00651847"/>
    </style:style>
    <style:style style:name="P16" style:family="paragraph" style:parent-style-name="Standard">
      <style:paragraph-properties fo:margin-top="0.199cm" fo:margin-bottom="0cm" loext:contextual-spacing="false" fo:text-align="center" style:justify-single-word="false"/>
      <style:text-properties fo:language="fr" fo:country="FR" officeooo:rsid="004679ea" officeooo:paragraph-rsid="004679ea"/>
    </style:style>
    <style:style style:name="P17" style:family="paragraph" style:parent-style-name="Standard">
      <style:paragraph-properties fo:margin-top="0.199cm" fo:margin-bottom="0cm" loext:contextual-spacing="false" fo:text-align="center" style:justify-single-word="false"/>
      <style:text-properties fo:language="fr" fo:country="FR" officeooo:rsid="004c721d"/>
    </style:style>
    <style:style style:name="P18" style:family="paragraph" style:parent-style-name="Standard">
      <style:paragraph-properties fo:margin-top="0.199cm" fo:margin-bottom="0.199cm" loext:contextual-spacing="false" fo:text-align="center" style:justify-single-word="false" style:shadow="none" style:join-border="false"/>
      <style:text-properties officeooo:paragraph-rsid="00632158"/>
    </style:style>
    <style:style style:name="P19" style:family="paragraph" style:parent-style-name="Standard" style:list-style-name="Exos"/>
    <style:style style:name="P20" style:family="paragraph" style:parent-style-name="Standard" style:list-style-name="Exos">
      <style:paragraph-properties fo:text-align="start" style:justify-single-word="false" style:join-border="false"/>
      <style:text-properties fo:language="fr" fo:country="FR" officeooo:rsid="005df756" officeooo:paragraph-rsid="005df756"/>
    </style:style>
    <style:style style:name="P21" style:family="paragraph" style:parent-style-name="Standard" style:list-style-name="Exos">
      <style:text-properties fo:language="fr" fo:country="FR" officeooo:rsid="004fbc1b" officeooo:paragraph-rsid="004fbc1b"/>
    </style:style>
    <style:style style:name="P22" style:family="paragraph" style:parent-style-name="Standard" style:list-style-name="Exos">
      <style:text-properties fo:language="fr" fo:country="FR" officeooo:rsid="00675d3c" officeooo:paragraph-rsid="00675d3c"/>
    </style:style>
    <style:style style:name="P23" style:family="paragraph" style:parent-style-name="Standard" style:list-style-name="Exos">
      <style:text-properties fo:language="fr" fo:country="FR" officeooo:rsid="0052a098" officeooo:paragraph-rsid="0052a098"/>
    </style:style>
    <style:style style:name="P24" style:family="paragraph" style:parent-style-name="Standard" style:list-style-name="Exos">
      <style:text-properties fo:language="fr" fo:country="FR" officeooo:rsid="0052a098" officeooo:paragraph-rsid="0056e636"/>
    </style:style>
    <style:style style:name="P25" style:family="paragraph" style:parent-style-name="Standard" style:list-style-name="Exos">
      <style:text-properties fo:language="fr" fo:country="FR" officeooo:rsid="0052a098" officeooo:paragraph-rsid="0067705d"/>
    </style:style>
    <style:style style:name="P26" style:family="paragraph" style:parent-style-name="Standard" style:list-style-name="Exos">
      <style:text-properties fo:language="fr" fo:country="FR" officeooo:rsid="0052a098" officeooo:paragraph-rsid="00531feb"/>
    </style:style>
    <style:style style:name="P27" style:family="paragraph" style:parent-style-name="Standard" style:list-style-name="Exos">
      <style:text-properties fo:language="fr" fo:country="FR" officeooo:rsid="0052a098" officeooo:paragraph-rsid="0054f872"/>
    </style:style>
    <style:style style:name="P28" style:family="paragraph" style:parent-style-name="Standard" style:list-style-name="Exos">
      <style:text-properties fo:language="fr" fo:country="FR" officeooo:rsid="0056e636" officeooo:paragraph-rsid="0067705d"/>
    </style:style>
    <style:style style:name="P29" style:family="paragraph" style:parent-style-name="Standard" style:list-style-name="Exos">
      <style:text-properties fo:language="fr" fo:country="FR" officeooo:rsid="00531feb" officeooo:paragraph-rsid="00531feb"/>
    </style:style>
    <style:style style:name="P30" style:family="paragraph" style:parent-style-name="Standard" style:list-style-name="Exos">
      <style:text-properties officeooo:rsid="006722bd" officeooo:paragraph-rsid="006722bd"/>
    </style:style>
    <style:style style:name="P31" style:family="paragraph" style:parent-style-name="Standard" style:list-style-name="Exos">
      <style:text-properties officeooo:rsid="005c14fc" officeooo:paragraph-rsid="005c14fc"/>
    </style:style>
    <style:style style:name="P32" style:family="paragraph" style:parent-style-name="Heading_20_1" style:master-page-name="Standard">
      <style:paragraph-properties fo:margin-top="0cm" fo:margin-bottom="0.3cm" loext:contextual-spacing="false" style:page-number="auto" fo:padding-left="0cm" fo:padding-right="0cm" fo:padding-top="0cm" fo:padding-bottom="0.035cm" fo:border="none">
        <style:tab-stops>
          <style:tab-stop style:position="27.7cm" style:type="right"/>
        </style:tab-stops>
      </style:paragraph-properties>
      <style:text-properties fo:language="fr" fo:country="FR"/>
    </style:style>
    <style:style style:name="P33" style:family="paragraph" style:parent-style-name="Exos" style:list-style-name="Exos"/>
    <style:style style:name="P34" style:family="paragraph" style:parent-style-name="Exos" style:list-style-name="Exos">
      <style:text-properties officeooo:paragraph-rsid="005d1b9e"/>
    </style:style>
    <style:style style:name="P35" style:family="paragraph" style:parent-style-name="Exos" style:list-style-name="Exos">
      <style:text-properties officeooo:paragraph-rsid="0067705d"/>
    </style:style>
    <style:style style:name="P36" style:family="paragraph" style:parent-style-name="Exos" style:list-style-name="Exos">
      <style:text-properties officeooo:paragraph-rsid="00531feb"/>
    </style:style>
    <style:style style:name="P37" style:family="paragraph" style:parent-style-name="Exos" style:list-style-name="Exos">
      <style:text-properties fo:language="fr" fo:country="FR" officeooo:rsid="0049447f" officeooo:paragraph-rsid="006722bd"/>
    </style:style>
    <style:style style:name="P38" style:family="paragraph" style:parent-style-name="Exos" style:list-style-name="Exos">
      <style:text-properties fo:language="fr" fo:country="FR" officeooo:rsid="0049447f" officeooo:paragraph-rsid="004e3e2e"/>
    </style:style>
    <style:style style:name="P39" style:family="paragraph" style:parent-style-name="Exos">
      <style:text-properties fo:language="fr" fo:country="FR" officeooo:rsid="004679ea" officeooo:paragraph-rsid="0050eb59"/>
    </style:style>
    <style:style style:name="P40" style:family="paragraph" style:parent-style-name="Exos" style:list-style-name="Exos">
      <style:text-properties fo:language="fr" fo:country="FR" officeooo:rsid="004679ea" officeooo:paragraph-rsid="005c14fc"/>
    </style:style>
    <style:style style:name="P41" style:family="paragraph" style:parent-style-name="Exos" style:list-style-name="Exos">
      <style:text-properties fo:language="fr" fo:country="FR" officeooo:rsid="005c14fc" officeooo:paragraph-rsid="005c14fc"/>
    </style:style>
    <style:style style:name="P42" style:family="paragraph" style:parent-style-name="Exos" style:list-style-name="Exos">
      <style:text-properties fo:language="fr" fo:country="FR" officeooo:paragraph-rsid="005df756"/>
    </style:style>
    <style:style style:name="P43" style:family="paragraph" style:parent-style-name="Exos" style:list-style-name="Exos">
      <style:paragraph-properties style:join-border="false"/>
      <style:text-properties officeooo:rsid="00632158" officeooo:paragraph-rsid="00632158"/>
    </style:style>
    <style:style style:name="P44" style:family="paragraph" style:parent-style-name="Exos">
      <style:text-properties officeooo:paragraph-rsid="004fbc1b"/>
    </style:style>
    <style:style style:name="P45" style:family="paragraph" style:parent-style-name="Exos" style:list-style-name="Exos">
      <style:text-properties officeooo:rsid="005c14fc" officeooo:paragraph-rsid="005c14fc"/>
    </style:style>
    <style:style style:name="P46" style:family="paragraph" style:parent-style-name="Exos">
      <style:text-properties officeooo:paragraph-rsid="00531feb"/>
    </style:style>
    <style:style style:name="P47" style:family="paragraph" style:parent-style-name="Exos" style:list-style-name="">
      <style:paragraph-properties fo:margin-top="0.199cm" fo:margin-bottom="0.199cm" loext:contextual-spacing="false" fo:text-align="center" style:justify-single-word="false" style:join-border="false"/>
      <style:text-properties fo:language="fr" fo:country="FR" officeooo:rsid="0049447f" officeooo:paragraph-rsid="0049447f"/>
    </style:style>
    <style:style style:name="P4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indent="0cm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/>
      <style:paragraph-properties fo:text-align="center"/>
    </style:style>
    <style:style style:name="P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4679ea"/>
    </style:style>
    <style:style style:name="T3" style:family="text">
      <style:text-properties fo:language="fr" fo:country="FR" officeooo:rsid="0050eb59"/>
    </style:style>
    <style:style style:name="T4" style:family="text">
      <style:text-properties fo:language="fr" fo:country="FR" officeooo:rsid="0049447f"/>
    </style:style>
    <style:style style:name="T5" style:family="text">
      <style:text-properties fo:language="fr" fo:country="FR" officeooo:rsid="004e3e2e"/>
    </style:style>
    <style:style style:name="T6" style:family="text">
      <style:text-properties fo:language="fr" fo:country="FR" officeooo:rsid="004c721d"/>
    </style:style>
    <style:style style:name="T7" style:family="text">
      <style:text-properties fo:language="fr" fo:country="FR" officeooo:rsid="006722bd"/>
    </style:style>
    <style:style style:name="T8" style:family="text">
      <style:text-properties officeooo:rsid="0044e06c"/>
    </style:style>
    <style:style style:name="T9" style:family="text">
      <style:text-properties officeooo:rsid="004a7c49"/>
    </style:style>
    <style:style style:name="T10" style:family="text">
      <style:text-properties officeooo:rsid="004c721d"/>
    </style:style>
    <style:style style:name="T11" style:family="text">
      <style:text-properties officeooo:rsid="004e3e2e"/>
    </style:style>
    <style:style style:name="T12" style:family="text">
      <style:text-properties officeooo:rsid="0050eb59"/>
    </style:style>
    <style:style style:name="T13" style:family="text">
      <style:text-properties officeooo:rsid="00531feb"/>
    </style:style>
    <style:style style:name="T14" style:family="text">
      <style:text-properties officeooo:rsid="0054f872"/>
    </style:style>
    <style:style style:name="T15" style:family="text">
      <style:text-properties officeooo:rsid="0056e636"/>
    </style:style>
    <style:style style:name="T16" style:family="text">
      <style:text-properties officeooo:rsid="0058889c"/>
    </style:style>
    <style:style style:name="T17" style:family="text">
      <style:text-properties officeooo:rsid="005c14fc"/>
    </style:style>
    <style:style style:name="T18" style:family="text">
      <style:text-properties officeooo:rsid="005d1b9e"/>
    </style:style>
    <style:style style:name="T19" style:family="text">
      <style:text-properties officeooo:rsid="005df756"/>
    </style:style>
    <style:style style:name="T20" style:family="text">
      <style:text-properties officeooo:rsid="00632158"/>
    </style:style>
    <style:style style:name="T21" style:family="text">
      <style:text-properties officeooo:rsid="0067705d"/>
    </style:style>
    <style:style style:name="T22" style:family="text">
      <style:text-properties officeooo:rsid="006afc2b"/>
    </style:style>
    <style:style style:name="T23" style:family="text">
      <style:text-properties officeooo:rsid="0049447f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writing-mode="lr-tb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ed_20__28_var_29__20_173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174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ed_20__28_var_29__20_175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76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ed_20__28_var_29__20_177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78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ed_20__28_var_29__20_179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180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ed_20__28_var_29__20_181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182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183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184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185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186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ed_20__28_var_29__20_187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188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ed_20__28_var_29__20_189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190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0" style:family="graphic">
      <style:graphic-properties style:run-through="foreground"/>
    </style:style>
    <style:style style:name="gr21" style:family="graphic">
      <style:graphic-properties draw:stroke="none" draw:stroke-dash="Dashed_20__28_var_29__20_191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ed_20__28_var_29__20_192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ed_20__28_var_29__20_193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07cm" fo:min-width="0.23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07cm" fo:min-width="0.25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194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ed_20__28_var_29__20_195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196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ed_20__28_var_29__20_197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198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ed_20__28_var_29__20_199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200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ed_20__28_var_29__20_201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ed_20__28_var_29__20_202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203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ed_20__28_var_29__20_204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205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ed_20__28_var_29__20_206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draw:stroke-dash="Dashed_20__28_var_29__20_207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ed_20__28_var_29__20_208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Dashed_20__28_var_29__20_209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ed_20__28_var_29__20_210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ed_20__28_var_29__20_211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ed_20__28_var_29__20_212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ed_20__28_var_29__20_213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ed_20__28_var_29__20_214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draw:stroke-dash="Dashed_20__28_var_29__20_143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ed_20__28_var_29__20_144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ed_20__28_var_29__20_145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ed_20__28_var_29__20_146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ed_20__28_var_29__20_147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ed_20__28_var_29__20_148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ed_20__28_var_29__20_149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ed_20__28_var_29__20_150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ed_20__28_var_29__20_151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draw:stroke-dash="Dashed_20__28_var_29__20_152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ed_20__28_var_29__20_153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ed_20__28_var_29__20_154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ed_20__28_var_29__20_155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draw:stroke-dash="Dashed_20__28_var_29__20_156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ed_20__28_var_29__20_157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draw:stroke-dash="Dashed_20__28_var_29__20_158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ed_20__28_var_29__20_159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draw:stroke-dash="Dashed_20__28_var_29__20_160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ed_20__28_var_29__20_161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draw:stroke-dash="Dashed_20__28_var_29__20_162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ed_20__28_var_29__20_163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draw:stroke-dash="Dashed_20__28_var_29__20_164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ed_20__28_var_29__20_165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draw:stroke-dash="Dashed_20__28_var_29__20_166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ed_20__28_var_29__20_167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solid" draw:stroke-dash="Dashed_20__28_var_29__20_168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ed_20__28_var_29__20_169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draw:stroke-dash="Dashed_20__28_var_29__20_170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ed_20__28_var_29__20_171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solid" draw:stroke-dash="Dashed_20__28_var_29__20_172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.03cm" svg:stroke-color="#000000" draw:marker-start="" draw:marker-start-width="0.3cm" draw:marker-start-center="false" draw:marker-end="Arrow" draw:marker-end-width="0.1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9" style:family="graphic">
      <style:graphic-properties draw:stroke="solid" draw:stroke-dash="Dashed_20__28_var_29__20_215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ed_20__28_var_29__20_216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ed_20__28_var_29__20_217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draw:stroke-dash="Dashed_20__28_var_29__20_218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ed_20__28_var_29__20_219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draw:stroke-dash="Dashed_20__28_var_29__20_220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ed_20__28_var_29__20_221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solid" draw:stroke-dash="Dashed_20__28_var_29__20_222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ed_20__28_var_29__20_223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solid" draw:stroke-dash="Dashed_20__28_var_29__20_224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ed_20__28_var_29__20_225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solid" draw:stroke-dash="Dashed_20__28_var_29__20_226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ed_20__28_var_29__20_227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solid" draw:stroke-dash="Dashed_20__28_var_29__20_228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ed_20__28_var_29__20_229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solid" draw:stroke-dash="Dashed_20__28_var_29__20_230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ed_20__28_var_29__20_231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solid" draw:stroke-dash="Dashed_20__28_var_29__20_232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ed_20__28_var_29__20_233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solid" draw:stroke-dash="Dashed_20__28_var_29__20_234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ed_20__28_var_29__20_235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solid" draw:stroke-dash="Dashed_20__28_var_29__20_236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ed_20__28_var_29__20_237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solid" draw:stroke-dash="Dashed_20__28_var_29__20_238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0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4" style:family="graphic">
      <style:graphic-properties draw:stroke="none" draw:stroke-dash="Dashed_20__28_var_29__20_239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solid" draw:stroke-dash="Dashed_20__28_var_29__20_240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ed_20__28_var_29__20_241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solid" draw:stroke-dash="Dashed_20__28_var_29__20_242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ed_20__28_var_29__20_243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solid" draw:stroke-dash="Dashed_20__28_var_29__20_244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ed_20__28_var_29__20_245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solid" draw:stroke-dash="Dashed_20__28_var_29__20_246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ed_20__28_var_29__20_247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solid" draw:stroke-dash="Dashed_20__28_var_29__20_248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ed_20__28_var_29__20_249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solid" draw:stroke-dash="Dashed_20__28_var_29__20_250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ed_20__28_var_29__20_251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solid" draw:stroke-dash="Dashed_20__28_var_29__20_252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ed_20__28_var_29__20_253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solid" draw:stroke-dash="Dashed_20__28_var_29__20_254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ed_20__28_var_29__20_255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solid" draw:stroke-dash="Dashed_20__28_var_29__20_256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ed_20__28_var_29__20_257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solid" draw:stroke-dash="Dashed_20__28_var_29__20_258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ed_20__28_var_29__20_259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solid" draw:stroke-dash="Dashed_20__28_var_29__20_260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ed_20__28_var_29__20_261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solid" draw:stroke-dash="Dashed_20__28_var_29__20_262" svg:stroke-width="0.03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28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1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45cm" fo:min-width="0.23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45cm" fo:min-width="0.19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45cm" fo:min-width="0.25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45cm" fo:min-width="0.10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33" style:family="graphic">
      <style:graphic-properties draw:stroke="solid" svg:stroke-width="0.011cm" svg:stroke-color="#000000" draw:marker-start="" draw:marker-start-width="0.24cm" draw:marker-start-center="false" draw:marker-end="" draw:marker-end-width="0.24cm" draw:marker-end-center="false" draw:fill="none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<text:span text:style-name="T8">Vecteurs 1</text:span><text:tab/><text:span text:style-name="T22">5</text:span>.1</text:h>
      <text:section text:style-name="Sect1" text:name="Section1">
        <text:list xml:id="list5781882" text:style-name="Exos">
          <text:list-item>
            <text:p text:style-name="P42"><text:span text:style-name="T23">Reproduire sur un quadrillage les 2 vecteurs ci-dessous.</text:span></text:p>
          </text:list-item>
        </text:list>
        <text:p text:style-name="P47"><draw:g text:anchor-type="as-char" draw:z-index="27" draw:style-name="gr1"><draw:g draw:style-name="gr20"><draw:polygon draw:style-name="gr104" draw:text-style-name="P48" svg:width="0.008cm" svg:height="0.007cm" svg:x="0.065cm" svg:y="1.445cm" svg:viewBox="0 0 9 8" draw:points="0,0 9,0 9,8 0,8"><text:p/></draw:polygon><draw:polygon draw:style-name="gr105" draw:text-style-name="P49" svg:width="0.008cm" svg:height="0.007cm" svg:x="0.065cm" svg:y="1.445cm" svg:viewBox="0 0 9 8" draw:points="0,0 9,0 9,8 0,8"><text:p/></draw:polygon><draw:polygon draw:style-name="gr106" draw:text-style-name="P48" svg:width="0.01cm" svg:height="0.011cm" svg:x="0.065cm" svg:y="0.739cm" svg:viewBox="0 0 11 12" draw:points="0,0 11,0 11,12 0,12"><text:p/></draw:polygon><draw:polygon draw:style-name="gr107" draw:text-style-name="P49" svg:width="0.01cm" svg:height="0.011cm" svg:x="0.065cm" svg:y="0.739cm" svg:viewBox="0 0 11 12" draw:points="0,0 11,0 11,12 0,12"><text:p/></draw:polygon><draw:polygon draw:style-name="gr108" draw:text-style-name="P48" svg:width="0.011cm" svg:height="0.011cm" svg:x="0.781cm" svg:y="0.739cm" svg:viewBox="0 0 12 12" draw:points="0,0 12,0 12,12 0,12"><text:p/></draw:polygon><draw:polygon draw:style-name="gr109" draw:text-style-name="P49" svg:width="0.011cm" svg:height="0.011cm" svg:x="0.781cm" svg:y="0.739cm" svg:viewBox="0 0 12 12" draw:points="0,0 12,0 12,12 0,12"><text:p/></draw:polygon><draw:polygon draw:style-name="gr110" draw:text-style-name="P48" svg:width="0.009cm" svg:height="0.011cm" svg:x="1.498cm" svg:y="0.739cm" svg:viewBox="0 0 10 12" draw:points="0,0 10,0 10,12 0,12"><text:p/></draw:polygon><draw:polygon draw:style-name="gr111" draw:text-style-name="P49" svg:width="0.009cm" svg:height="0.011cm" svg:x="1.498cm" svg:y="0.739cm" svg:viewBox="0 0 10 12" draw:points="0,0 10,0 10,12 0,12"><text:p/></draw:polygon><draw:polygon draw:style-name="gr112" draw:text-style-name="P48" svg:width="0.011cm" svg:height="0.009cm" svg:x="0.781cm" svg:y="1.452cm" svg:viewBox="0 0 12 10" draw:points="0,0 12,0 12,10 0,10"><text:p/></draw:polygon><draw:polygon draw:style-name="gr113" draw:text-style-name="P49" svg:width="0.011cm" svg:height="0.009cm" svg:x="0.781cm" svg:y="1.452cm" svg:viewBox="0 0 12 10" draw:points="0,0 12,0 12,10 0,10"><text:p/></draw:polygon><draw:polygon draw:style-name="gr114" draw:text-style-name="P48" svg:width="0.009cm" svg:height="0.009cm" svg:x="1.498cm" svg:y="1.452cm" svg:viewBox="0 0 10 10" draw:points="0,0 10,0 10,10 0,10"><text:p/></draw:polygon><draw:polygon draw:style-name="gr115" draw:text-style-name="P49" svg:width="0.009cm" svg:height="0.009cm" svg:x="1.498cm" svg:y="1.452cm" svg:viewBox="0 0 10 10" draw:points="0,0 10,0 10,10 0,10"><text:p/></draw:polygon><draw:polygon draw:style-name="gr116" draw:text-style-name="P48" svg:width="0.01cm" svg:height="0.01cm" svg:x="0.065cm" svg:y="2.168cm" svg:viewBox="0 0 11 11" draw:points="0,0 11,0 11,11 0,11"><text:p/></draw:polygon><draw:polygon draw:style-name="gr117" draw:text-style-name="P49" svg:width="0.01cm" svg:height="0.01cm" svg:x="0.065cm" svg:y="2.168cm" svg:viewBox="0 0 11 11" draw:points="0,0 11,0 11,11 0,11"><text:p/></draw:polygon><draw:polygon draw:style-name="gr118" draw:text-style-name="P48" svg:width="0.011cm" svg:height="0.01cm" svg:x="0.781cm" svg:y="2.168cm" svg:viewBox="0 0 12 11" draw:points="0,0 12,0 12,11 0,11"><text:p/></draw:polygon><draw:polygon draw:style-name="gr119" draw:text-style-name="P49" svg:width="0.011cm" svg:height="0.01cm" svg:x="0.781cm" svg:y="2.168cm" svg:viewBox="0 0 12 11" draw:points="0,0 12,0 12,11 0,11"><text:p/></draw:polygon><draw:polygon draw:style-name="gr120" draw:text-style-name="P48" svg:width="0.009cm" svg:height="0.009cm" svg:x="1.514cm" svg:y="2.168cm" svg:viewBox="0 0 10 10" draw:points="0,0 10,0 10,10 0,10"><text:p/></draw:polygon><draw:polygon draw:style-name="gr121" draw:text-style-name="P49" svg:width="0.009cm" svg:height="0.009cm" svg:x="1.514cm" svg:y="2.168cm" svg:viewBox="0 0 10 10" draw:points="0,0 10,0 10,10 0,10"><text:p/></draw:polygon><draw:polygon draw:style-name="gr122" draw:text-style-name="P48" svg:width="0.01cm" svg:height="0.011cm" svg:x="0.065cm" svg:y="0.014cm" svg:viewBox="0 0 11 12" draw:points="0,0 11,0 11,12 0,12"><text:p/></draw:polygon><draw:polygon draw:style-name="gr123" draw:text-style-name="P49" svg:width="0.01cm" svg:height="0.011cm" svg:x="0.065cm" svg:y="0.014cm" svg:viewBox="0 0 11 12" draw:points="0,0 11,0 11,12 0,12"><text:p/></draw:polygon><draw:polygon draw:style-name="gr124" draw:text-style-name="P48" svg:width="0.011cm" svg:height="0.011cm" svg:x="0.781cm" svg:y="0.014cm" svg:viewBox="0 0 12 12" draw:points="0,0 12,0 12,12 0,12"><text:p/></draw:polygon><draw:polygon draw:style-name="gr125" draw:text-style-name="P49" svg:width="0.011cm" svg:height="0.011cm" svg:x="0.781cm" svg:y="0.014cm" svg:viewBox="0 0 12 12" draw:points="0,0 12,0 12,12 0,12"><text:p/></draw:polygon><draw:polygon draw:style-name="gr126" draw:text-style-name="P48" svg:width="0.009cm" svg:height="0.011cm" svg:x="1.498cm" svg:y="0.014cm" svg:viewBox="0 0 10 12" draw:points="0,0 10,0 10,12 0,12"><text:p/></draw:polygon><draw:polygon draw:style-name="gr127" draw:text-style-name="P49" svg:width="0.009cm" svg:height="0.011cm" svg:x="1.498cm" svg:y="0.014cm" svg:viewBox="0 0 10 12" draw:points="0,0 10,0 10,12 0,12"><text:p/></draw:polygon></draw:g><draw:line draw:style-name="gr77" draw:text-style-name="P52" svg:x1="0.794cm" svg:y1="2.183cm" svg:x2="1.522cm" svg:y2="0.709cm"><text:p/></draw:line><draw:line draw:style-name="gr77" draw:text-style-name="P52" svg:x1="0.794cm" svg:y1="0.744cm" svg:x2="0.049cm" svg:y2="0.001cm"><text:p/></draw:line><draw:frame draw:style-name="gr103" draw:text-style-name="P54" svg:width="0.392cm" svg:height="0.389cm" svg:x="0cm" svg:y="0.243cm"><draw:image xlink:href="Pictures/20000016000001B2000001D467982BB34B20E046.svm" xlink:type="simple" xlink:show="embed" xlink:actuate="onLoad" loext:mime-type="image/x-svm"><text:p/></draw:image><draw:image xlink:href="Pictures/1000020000000010000000123B766D73B95A0367.png" xlink:type="simple" xlink:show="embed" xlink:actuate="onLoad" loext:mime-type="image/png"/></draw:frame><draw:frame draw:style-name="gr103" draw:text-style-name="P54" svg:width="0.394cm" svg:height="0.389cm" svg:x="1.439cm" svg:y="0.381cm"><draw:image xlink:href="Pictures/20000016000001B2000001D4D41C1C9AB2F4CCEF.svm" xlink:type="simple" xlink:show="embed" xlink:actuate="onLoad" loext:mime-type="image/x-svm"><text:p/></draw:image><draw:image xlink:href="Pictures/1000020000000010000000129A13FB2BEC6C7CDD.png" xlink:type="simple" xlink:show="embed" xlink:actuate="onLoad" loext:mime-type="image/png"/></draw:frame></draw:g></text:p>
        <text:list xml:id="list175860892117683" text:continue-numbering="true" text:style-name="Exos">
          <text:list-item>
            <text:list>
              <text:list-item>
                <text:p text:style-name="P20">Représenter et comparer <draw:frame draw:style-name="fr1" draw:name="Objet12" text:anchor-type="as-char" svg:y="-0.316cm" svg:width="0.818cm" svg:height="0.392cm" draw:z-index="29"><draw:object xlink:href="./Object 19" xlink:type="simple" xlink:show="embed" xlink:actuate="onLoad"/><draw:image xlink:href="./ObjectReplacements/Object 19" xlink:type="simple" xlink:show="embed" xlink:actuate="onLoad"/></draw:frame><text:s/>et <draw:frame draw:style-name="fr1" draw:name="Objet19" text:anchor-type="as-char" svg:y="-0.316cm" svg:width="0.831cm" svg:height="0.392cm" draw:z-index="30"><draw:object xlink:href="./Object 20" xlink:type="simple" xlink:show="embed" xlink:actuate="onLoad"/><draw:image xlink:href="./ObjectReplacements/Object 20" xlink:type="simple" xlink:show="embed" xlink:actuate="onLoad"/></draw:frame>.</text:p>
              </text:list-item>
              <text:list-item>
                <text:p text:style-name="P20">Représenter et comparer <draw:frame draw:style-name="fr1" draw:name="Objet20" text:anchor-type="as-char" svg:y="-0.316cm" svg:width="0.873cm" svg:height="0.392cm" draw:z-index="31"><draw:object xlink:href="./Object 21" xlink:type="simple" xlink:show="embed" xlink:actuate="onLoad"/><draw:image xlink:href="./ObjectReplacements/Object 21" xlink:type="simple" xlink:show="embed" xlink:actuate="onLoad"/></draw:frame><text:s/>et <draw:frame draw:style-name="fr1" draw:name="Objet21" text:anchor-type="as-char" svg:y="-0.316cm" svg:width="0.885cm" svg:height="0.392cm" draw:z-index="32"><draw:object xlink:href="./Object 22" xlink:type="simple" xlink:show="embed" xlink:actuate="onLoad"/><draw:image xlink:href="./ObjectReplacements/Object 22" xlink:type="simple" xlink:show="embed" xlink:actuate="onLoad"/></draw:frame>.</text:p>
              </text:list-item>
              <text:list-item>
                <text:p text:style-name="P20">Représenter <draw:frame draw:style-name="fr1" draw:name="Objet22" text:anchor-type="as-char" svg:y="-0.316cm" svg:width="1.309cm" svg:height="0.392cm" draw:z-index="33"><draw:object xlink:href="./Object 23" xlink:type="simple" xlink:show="embed" xlink:actuate="onLoad"/><draw:image xlink:href="./ObjectReplacements/Object 23" xlink:type="simple" xlink:show="embed" xlink:actuate="onLoad"/></draw:frame>. A quel vecteur est-il égal ?</text:p>
              </text:list-item>
            </text:list>
          </text:list-item>
        </text:list>
        <text:p text:style-name="P9"/>
        <text:list xml:id="list175861743637038" text:continue-numbering="true" text:style-name="Exos">
          <text:list-item>
            <text:p text:style-name="P33">Reproduire<text:span text:style-name="T9"> </text:span>sur un quadrillage les 3 vecteurs <draw:frame draw:style-name="fr1" draw:name="Objet16" text:anchor-type="as-char" svg:y="-0.316cm" svg:width="0.395cm" svg:height="0.392cm" draw:z-index="2"><draw:object xlink:href="./Object 16" xlink:type="simple" xlink:show="embed" xlink:actuate="onLoad"/><draw:image xlink:href="./ObjectReplacements/Object 16" xlink:type="simple" xlink:show="embed" xlink:actuate="onLoad"/></draw:frame><text:span text:style-name="T9">, </text:span><text:span text:style-name="T9"><draw:frame draw:style-name="fr1" draw:name="Objet17" text:anchor-type="as-char" svg:y="-0.316cm" svg:width="0.395cm" svg:height="0.392cm" draw:z-index="3"><draw:object xlink:href="./Object 17" xlink:type="simple" xlink:show="embed" xlink:actuate="onLoad"/><draw:image xlink:href="./ObjectReplacements/Object 17" xlink:type="simple" xlink:show="embed" xlink:actuate="onLoad"/></draw:frame></text:span><text:span text:style-name="T9"><text:s/>et </text:span><text:span text:style-name="T9"><draw:frame draw:style-name="fr1" draw:name="Objet18" text:anchor-type="as-char" svg:y="-0.316cm" svg:width="0.462cm" svg:height="0.392cm" draw:z-index="4"><draw:object xlink:href="./Object 18" xlink:type="simple" xlink:show="embed" xlink:actuate="onLoad"/><draw:image xlink:href="./ObjectReplacements/Object 18" xlink:type="simple" xlink:show="embed" xlink:actuate="onLoad"/></draw:frame></text:span><text:s/><text:span text:style-name="T9">ci-dessous</text:span>, <text:span text:style-name="T9">puis </text:span>représenter les vecteurs <draw:frame draw:style-name="fr1" draw:name="Objet10" text:anchor-type="as-char" svg:y="-0.316cm" svg:width="0.818cm" svg:height="0.392cm" draw:z-index="34"><draw:object xlink:href="./Object 10" xlink:type="simple" xlink:show="embed" xlink:actuate="onLoad"/><draw:image xlink:href="./ObjectReplacements/Object 10" xlink:type="simple" xlink:show="embed" xlink:actuate="onLoad"/></draw:frame> <text:span text:style-name="T18">et</text:span> <draw:frame draw:style-name="fr1" draw:name="Objet11" text:anchor-type="as-char" svg:y="-0.316cm" svg:width="0.873cm" svg:height="0.392cm" draw:z-index="35"><draw:object xlink:href="./Object 11" xlink:type="simple" xlink:show="embed" xlink:actuate="onLoad"/><draw:image xlink:href="./ObjectReplacements/Object 11" xlink:type="simple" xlink:show="embed" xlink:actuate="onLoad"/></draw:frame> .<text:line-break/><text:span text:style-name="T18">Exprimer </text:span><text:span text:style-name="T18"><draw:frame draw:style-name="fr1" draw:name="Objet13" text:anchor-type="as-char" svg:y="-0.316cm" svg:width="0.462cm" svg:height="0.392cm" draw:z-index="36"><draw:object xlink:href="./Object 13" xlink:type="simple" xlink:show="embed" xlink:actuate="onLoad"/><draw:image xlink:href="./ObjectReplacements/Object 13" xlink:type="simple" xlink:show="embed" xlink:actuate="onLoad"/></draw:frame></text:span><text:span text:style-name="T18"><text:s/>en fonction de </text:span><text:span text:style-name="T18"><draw:frame draw:style-name="fr1" draw:name="Objet14" text:anchor-type="as-char" svg:y="-0.316cm" svg:width="0.395cm" svg:height="0.392cm" draw:z-index="37"><draw:object xlink:href="./Object 14" xlink:type="simple" xlink:show="embed" xlink:actuate="onLoad"/><draw:image xlink:href="./ObjectReplacements/Object 14" xlink:type="simple" xlink:show="embed" xlink:actuate="onLoad"/></draw:frame></text:span><text:span text:style-name="T18"><text:s/>et </text:span><text:span text:style-name="T18"><draw:frame draw:style-name="fr1" draw:name="Objet15" text:anchor-type="as-char" svg:y="-0.316cm" svg:width="0.395cm" svg:height="0.392cm" draw:z-index="38"><draw:object xlink:href="./Object 15" xlink:type="simple" xlink:show="embed" xlink:actuate="onLoad"/><draw:image xlink:href="./ObjectReplacements/Object 15" xlink:type="simple" xlink:show="embed" xlink:actuate="onLoad"/></draw:frame></text:span><text:span text:style-name="T18">.</text:span></text:p>
          </text:list-item>
        </text:list>
        <text:p text:style-name="P16"><draw:g text:anchor-type="as-char" draw:z-index="26" draw:style-name="gr1"><draw:g draw:style-name="gr20"><draw:polygon draw:style-name="gr79" draw:text-style-name="P49" svg:width="0.006cm" svg:height="0.008cm" svg:x="2.476cm" svg:y="1.085cm" svg:viewBox="0 0 7 9" draw:points="0,0 7,0 7,9 0,9"><text:p/></draw:polygon><draw:polygon draw:style-name="gr80" draw:text-style-name="P48" svg:width="0.006cm" svg:height="0.008cm" svg:x="2.476cm" svg:y="1.085cm" svg:viewBox="0 0 7 9" draw:points="0,0 7,0 7,9 0,9"><text:p/></draw:polygon><draw:polygon draw:style-name="gr81" draw:text-style-name="P48" svg:width="0.006cm" svg:height="0.006cm" svg:x="2.476cm" svg:y="0.376cm" svg:viewBox="0 0 7 7" draw:points="0,0 7,0 7,7 0,7"><text:p/></draw:polygon><draw:polygon draw:style-name="gr82" draw:text-style-name="P49" svg:width="0.006cm" svg:height="0.006cm" svg:x="2.476cm" svg:y="0.376cm" svg:viewBox="0 0 7 7" draw:points="0,0 7,0 7,7 0,7"><text:p/></draw:polygon><draw:polygon draw:style-name="gr83" draw:text-style-name="P48" svg:width="0.008cm" svg:height="0.007cm" svg:x="0.334cm" svg:y="1.064cm" svg:viewBox="0 0 9 8" draw:points="0,0 9,0 9,8 0,8"><text:p/></draw:polygon><draw:polygon draw:style-name="gr84" draw:text-style-name="P49" svg:width="0.008cm" svg:height="0.007cm" svg:x="0.334cm" svg:y="1.064cm" svg:viewBox="0 0 9 8" draw:points="0,0 9,0 9,8 0,8"><text:p/></draw:polygon><draw:polygon draw:style-name="gr85" draw:text-style-name="P48" svg:width="0.01cm" svg:height="0.011cm" svg:x="0.334cm" svg:y="0.356cm" svg:viewBox="0 0 11 12" draw:points="0,0 11,0 11,12 0,12"><text:p/></draw:polygon><draw:polygon draw:style-name="gr86" draw:text-style-name="P49" svg:width="0.01cm" svg:height="0.011cm" svg:x="0.334cm" svg:y="0.356cm" svg:viewBox="0 0 11 12" draw:points="0,0 11,0 11,12 0,12"><text:p/></draw:polygon><draw:polygon draw:style-name="gr87" draw:text-style-name="P48" svg:width="0.011cm" svg:height="0.011cm" svg:x="1.05cm" svg:y="0.356cm" svg:viewBox="0 0 12 12" draw:points="0,0 12,0 12,12 0,12"><text:p/></draw:polygon><draw:polygon draw:style-name="gr88" draw:text-style-name="P49" svg:width="0.011cm" svg:height="0.011cm" svg:x="1.05cm" svg:y="0.356cm" svg:viewBox="0 0 12 12" draw:points="0,0 12,0 12,12 0,12"><text:p/></draw:polygon><draw:polygon draw:style-name="gr89" draw:text-style-name="P48" svg:width="0.009cm" svg:height="0.011cm" svg:x="1.767cm" svg:y="0.356cm" svg:viewBox="0 0 10 12" draw:points="0,0 10,0 10,12 0,12"><text:p/></draw:polygon><draw:polygon draw:style-name="gr90" draw:text-style-name="P49" svg:width="0.009cm" svg:height="0.011cm" svg:x="1.767cm" svg:y="0.356cm" svg:viewBox="0 0 10 12" draw:points="0,0 10,0 10,12 0,12"><text:p/></draw:polygon><draw:polygon draw:style-name="gr91" draw:text-style-name="P48" svg:width="0.011cm" svg:height="0.009cm" svg:x="1.05cm" svg:y="1.071cm" svg:viewBox="0 0 12 10" draw:points="0,0 12,0 12,10 0,10"><text:p/></draw:polygon><draw:polygon draw:style-name="gr92" draw:text-style-name="P49" svg:width="0.011cm" svg:height="0.009cm" svg:x="1.05cm" svg:y="1.071cm" svg:viewBox="0 0 12 10" draw:points="0,0 12,0 12,10 0,10"><text:p/></draw:polygon><draw:polygon draw:style-name="gr93" draw:text-style-name="P48" svg:width="0.009cm" svg:height="0.009cm" svg:x="1.767cm" svg:y="1.071cm" svg:viewBox="0 0 10 10" draw:points="0,0 10,0 10,10 0,10"><text:p/></draw:polygon><draw:polygon draw:style-name="gr94" draw:text-style-name="P49" svg:width="0.009cm" svg:height="0.009cm" svg:x="1.767cm" svg:y="1.071cm" svg:viewBox="0 0 10 10" draw:points="0,0 10,0 10,10 0,10"><text:p/></draw:polygon><draw:polygon draw:style-name="gr95" draw:text-style-name="P48" svg:width="0.01cm" svg:height="0.01cm" svg:x="0.334cm" svg:y="1.787cm" svg:viewBox="0 0 11 11" draw:points="0,0 11,0 11,11 0,11"><text:p/></draw:polygon><draw:polygon draw:style-name="gr96" draw:text-style-name="P49" svg:width="0.01cm" svg:height="0.01cm" svg:x="0.334cm" svg:y="1.787cm" svg:viewBox="0 0 11 11" draw:points="0,0 11,0 11,11 0,11"><text:p/></draw:polygon><draw:polygon draw:style-name="gr97" draw:text-style-name="P48" svg:width="0.011cm" svg:height="0.01cm" svg:x="1.05cm" svg:y="1.787cm" svg:viewBox="0 0 12 11" draw:points="0,0 12,0 12,11 0,11"><text:p/></draw:polygon><draw:polygon draw:style-name="gr98" draw:text-style-name="P49" svg:width="0.011cm" svg:height="0.01cm" svg:x="1.05cm" svg:y="1.787cm" svg:viewBox="0 0 12 11" draw:points="0,0 12,0 12,11 0,11"><text:p/></draw:polygon><draw:polygon draw:style-name="gr99" draw:text-style-name="P48" svg:width="0.01cm" svg:height="0.01cm" svg:x="2.485cm" svg:y="1.787cm" svg:viewBox="0 0 11 11" draw:points="0,0 11,0 11,11 0,11"><text:p/></draw:polygon><draw:polygon draw:style-name="gr100" draw:text-style-name="P49" svg:width="0.01cm" svg:height="0.01cm" svg:x="2.485cm" svg:y="1.787cm" svg:viewBox="0 0 11 11" draw:points="0,0 11,0 11,11 0,11"><text:p/></draw:polygon><draw:polygon draw:style-name="gr101" draw:text-style-name="P48" svg:width="0.009cm" svg:height="0.009cm" svg:x="1.783cm" svg:y="1.787cm" svg:viewBox="0 0 10 10" draw:points="0,0 10,0 10,10 0,10"><text:p/></draw:polygon><draw:polygon draw:style-name="gr102" draw:text-style-name="P49" svg:width="0.009cm" svg:height="0.009cm" svg:x="1.783cm" svg:y="1.787cm" svg:viewBox="0 0 10 10" draw:points="0,0 10,0 10,10 0,10"><text:p/></draw:polygon></draw:g><draw:line draw:style-name="gr77" draw:text-style-name="P52" svg:x1="1.05cm" svg:y1="1.805cm" svg:x2="2.498cm" svg:y2="1.078cm"><text:p/></draw:line><draw:line draw:style-name="gr77" draw:text-style-name="P52" svg:x1="1.063cm" svg:y1="1.8cm" svg:x2="1.791cm" svg:y2="0.326cm"><text:p/></draw:line><draw:line draw:style-name="gr77" draw:text-style-name="P52" svg:x1="1.063cm" svg:y1="1.801cm" svg:x2="0.318cm" svg:y2="1.058cm"><text:p/></draw:line><draw:frame draw:style-name="gr103" draw:text-style-name="P54" svg:width="0.392cm" svg:height="0.389cm" svg:x="0cm" svg:y="0.721cm"><draw:image xlink:href="Pictures/20000016000001B2000001D467982BB34B20E046.svm" xlink:type="simple" xlink:show="embed" xlink:actuate="onLoad" loext:mime-type="image/x-svm"><text:p/></draw:image><draw:image xlink:href="Pictures/1000020000000010000000123B766D73B95A0367.png" xlink:type="simple" xlink:show="embed" xlink:actuate="onLoad" loext:mime-type="image/png"/></draw:frame><draw:frame draw:style-name="gr103" draw:text-style-name="P54" svg:width="0.392cm" svg:height="0.387cm" svg:x="1.709cm" svg:y="0cm"><draw:image xlink:href="Pictures/20000016000001B2000001D4D41C1C9AB2F4CCEF.svm" xlink:type="simple" xlink:show="embed" xlink:actuate="onLoad" loext:mime-type="image/x-svm"><text:p/></draw:image><draw:image xlink:href="Pictures/1000020000000010000000129A13FB2BEC6C7CDD.png" xlink:type="simple" xlink:show="embed" xlink:actuate="onLoad" loext:mime-type="image/png"/></draw:frame><draw:frame draw:style-name="gr103" draw:text-style-name="P54" svg:width="0.458cm" svg:height="0.392cm" svg:x="2.424cm" svg:y="0.854cm"><draw:image xlink:href="Pictures/20000016000001FF000001D4685F34DFC6A05E9A.svm" xlink:type="simple" xlink:show="embed" xlink:actuate="onLoad" loext:mime-type="image/x-svm"><text:p/></draw:image><draw:image xlink:href="Pictures/10000200000000130000001244D914458351802A.png" xlink:type="simple" xlink:show="embed" xlink:actuate="onLoad" loext:mime-type="image/png"/></draw:frame></draw:g></text:p>
        <text:p text:style-name="P10"/>
        <text:list xml:id="list175860479602801" text:continue-numbering="true" text:style-name="Exos">
          <text:list-item>
            <text:p text:style-name="P43">Soit la figure ci-dessous :</text:p>
          </text:list-item>
        </text:list>
        <text:p text:style-name="P18"><draw:g text:anchor-type="as-char" draw:z-index="28" draw:style-name="gr1"><draw:polygon draw:style-name="gr128" draw:text-style-name="P48" svg:width="0.019cm" svg:height="0.019cm" svg:x="0.784cm" svg:y="0.436cm" svg:viewBox="0 0 20 20" draw:points="0,0 20,0 20,20 0,20"><text:p/></draw:polygon><draw:polygon draw:style-name="gr128" draw:text-style-name="P48" svg:width="0.019cm" svg:height="0.019cm" svg:x="1.784cm" svg:y="0.436cm" svg:viewBox="0 0 20 20" draw:points="0,0 20,0 20,20 0,20"><text:p/></draw:polygon><draw:polygon draw:style-name="gr128" draw:text-style-name="P48" svg:width="0.019cm" svg:height="0.019cm" svg:x="0.284cm" svg:y="1.302cm" svg:viewBox="0 0 20 20" draw:points="0,0 20,0 20,20 0,20"><text:p/></draw:polygon><draw:polygon draw:style-name="gr128" draw:text-style-name="P48" svg:width="0.019cm" svg:height="0.019cm" svg:x="1.284cm" svg:y="1.302cm" svg:viewBox="0 0 20 20" draw:points="0,0 20,0 20,20 0,20"><text:p/></draw:polygon><draw:polygon draw:style-name="gr128" draw:text-style-name="P48" svg:width="0.019cm" svg:height="0.019cm" svg:x="2.284cm" svg:y="1.302cm" svg:viewBox="0 0 20 20" draw:points="0,0 20,0 20,20 0,20"><text:p/></draw:polygon><draw:polygon draw:style-name="gr128" draw:text-style-name="P48" svg:width="0.019cm" svg:height="0.019cm" svg:x="0.784cm" svg:y="2.168cm" svg:viewBox="0 0 20 20" draw:points="0,0 20,0 20,20 0,20"><text:p/></draw:polygon><draw:polygon draw:style-name="gr128" draw:text-style-name="P48" svg:width="0.019cm" svg:height="0.019cm" svg:x="1.784cm" svg:y="2.168cm" svg:viewBox="0 0 20 20" draw:points="0,0 20,0 20,20 0,20"><text:p/></draw:polygon><draw:frame draw:style-name="gr129" draw:text-style-name="P51" svg:width="0.239cm" svg:height="0.445cm" svg:x="0.656cm" svg:y="0cm"><draw:text-box><text:p text:style-name="P50"><text:span text:style-name="T24">E</text:span></text:p></draw:text-box></draw:frame><draw:frame draw:style-name="gr130" draw:text-style-name="P51" svg:width="0.2cm" svg:height="0.445cm" svg:x="1.692cm" svg:y="0cm"><draw:text-box><text:p text:style-name="P50"><text:span text:style-name="T24">L</text:span></text:p></draw:text-box></draw:frame><draw:frame draw:style-name="gr129" draw:text-style-name="P51" svg:width="0.239cm" svg:height="0.445cm" svg:x="0cm" svg:y="1.111cm"><draw:text-box><text:p text:style-name="P50"><text:span text:style-name="T24">S</text:span></text:p></draw:text-box></draw:frame><draw:frame draw:style-name="gr129" draw:text-style-name="P51" svg:width="0.239cm" svg:height="0.445cm" svg:x="1.18cm" svg:y="1.318cm"><draw:text-box><text:p text:style-name="P50"><text:span text:style-name="T24">A</text:span></text:p></draw:text-box></draw:frame><draw:frame draw:style-name="gr129" draw:text-style-name="P51" svg:width="0.239cm" svg:height="0.445cm" svg:x="2.346cm" svg:y="1.111cm"><draw:text-box><text:p text:style-name="P50"><text:span text:style-name="T24">B</text:span></text:p></draw:text-box></draw:frame><draw:frame draw:style-name="gr131" draw:text-style-name="P51" svg:width="0.26cm" svg:height="0.445cm" svg:x="0.661cm" svg:y="2.175cm"><draw:text-box><text:p text:style-name="P50"><text:span text:style-name="T24">C</text:span></text:p></draw:text-box></draw:frame><draw:frame draw:style-name="gr132" draw:text-style-name="P51" svg:width="0.103cm" svg:height="0.445cm" svg:x="1.746cm" svg:y="2.175cm"><draw:text-box><text:p text:style-name="P50"><text:span text:style-name="T24">I</text:span></text:p></draw:text-box></draw:frame><draw:g draw:style-name="gr20"><draw:line draw:style-name="gr133" draw:text-style-name="P52" svg:x1="0.793cm" svg:y1="0.445cm" svg:x2="1.795cm" svg:y2="0.445cm"><text:p/></draw:line><draw:line draw:style-name="gr133" draw:text-style-name="P52" svg:x1="1.795cm" svg:y1="0.445cm" svg:x2="2.293cm" svg:y2="1.313cm"><text:p/></draw:line><draw:line draw:style-name="gr133" draw:text-style-name="P52" svg:x1="1.795cm" svg:y1="2.179cm" svg:x2="2.293cm" svg:y2="1.31cm"><text:p/></draw:line><draw:line draw:style-name="gr133" draw:text-style-name="P52" svg:x1="1.795cm" svg:y1="2.177cm" svg:x2="0.796cm" svg:y2="2.177cm"><text:p/></draw:line><draw:line draw:style-name="gr133" draw:text-style-name="P52" svg:x1="0.793cm" svg:y1="2.177cm" svg:x2="0.295cm" svg:y2="1.311cm"><text:p/></draw:line><draw:line draw:style-name="gr133" draw:text-style-name="P52" svg:x1="0.295cm" svg:y1="1.31cm" svg:x2="0.793cm" svg:y2="0.442cm"><text:p/></draw:line><draw:line draw:style-name="gr133" draw:text-style-name="P52" svg:x1="0.793cm" svg:y1="0.445cm" svg:x2="1.795cm" svg:y2="2.179cm"><text:p/></draw:line><draw:line draw:style-name="gr133" draw:text-style-name="P52" svg:x1="0.793cm" svg:y1="2.182cm" svg:x2="1.798cm" svg:y2="0.445cm"><text:p/></draw:line><draw:line draw:style-name="gr133" draw:text-style-name="P52" svg:x1="0.292cm" svg:y1="1.31cm" svg:x2="2.296cm" svg:y2="1.31cm"><text:p/></draw:line></draw:g></draw:g></text:p>
        <text:p text:style-name="P15"><text:span text:style-name="T20">Exprimer chacun des vecteurs suivants sous la forme d'un seul vecteur en s'appuyant sur les points de la figure :<text:line-break/></text:span><text:span text:style-name="T20"><draw:frame draw:style-name="fr1" draw:name="Objet23" text:anchor-type="as-char" svg:y="-0.363cm" svg:width="1.464cm" svg:height="0.439cm" draw:z-index="39"><draw:object xlink:href="./Object 12" xlink:type="simple" xlink:show="embed" xlink:actuate="onLoad"/><draw:image xlink:href="./ObjectReplacements/Object 12" xlink:type="simple" xlink:show="embed" xlink:actuate="onLoad"/></draw:frame></text:span><text:span text:style-name="T20"> <text:s text:c="6"/></text:span><text:span text:style-name="T20"><draw:frame draw:style-name="fr1" draw:name="Objet24" text:anchor-type="as-char" svg:y="-0.363cm" svg:width="2.177cm" svg:height="0.439cm" draw:z-index="40"><draw:object xlink:href="./Object 24" xlink:type="simple" xlink:show="embed" xlink:actuate="onLoad"/><draw:image xlink:href="./ObjectReplacements/Object 24" xlink:type="simple" xlink:show="embed" xlink:actuate="onLoad"/></draw:frame></text:span><text:span text:style-name="T20"><text:s text:c="7"/></text:span><text:span text:style-name="T20"><draw:frame draw:style-name="fr1" draw:name="Objet25" text:anchor-type="as-char" svg:y="-0.363cm" svg:width="1.519cm" svg:height="0.439cm" draw:z-index="41"><draw:object xlink:href="./Object 25" xlink:type="simple" xlink:show="embed" xlink:actuate="onLoad"/><draw:image xlink:href="./ObjectReplacements/Object 25" xlink:type="simple" xlink:show="embed" xlink:actuate="onLoad"/></draw:frame></text:span><text:span text:style-name="T20"><text:s text:c="5"/></text:span><text:span text:style-name="T20"><draw:frame draw:style-name="fr1" draw:name="Objet26" text:anchor-type="as-char" svg:y="-0.363cm" svg:width="2.2cm" svg:height="0.439cm" draw:z-index="42"><draw:object xlink:href="./Object 26" xlink:type="simple" xlink:show="embed" xlink:actuate="onLoad"/><draw:image xlink:href="./ObjectReplacements/Object 26" xlink:type="simple" xlink:show="embed" xlink:actuate="onLoad"/></draw:frame></text:span><text:span text:style-name="T20"><text:s text:c="7"/></text:span><text:span text:style-name="T20"><draw:frame draw:style-name="fr1" draw:name="Objet30" text:anchor-type="as-char" svg:y="-0.358cm" svg:width="1.326cm" svg:height="0.434cm" draw:z-index="43"><draw:object xlink:href="./Object 27" xlink:type="simple" xlink:show="embed" xlink:actuate="onLoad"/><draw:image xlink:href="./ObjectReplacements/Object 27" xlink:type="simple" xlink:show="embed" xlink:actuate="onLoad"/></draw:frame></text:span><text:span text:style-name="T20"><text:s text:c="7"/></text:span><text:span text:style-name="T20"><draw:frame draw:style-name="fr1" draw:name="Objet31" text:anchor-type="as-char" svg:y="-0.363cm" svg:width="2.452cm" svg:height="0.452cm" draw:z-index="44"><draw:object xlink:href="./Object 31" xlink:type="simple" xlink:show="embed" xlink:actuate="onLoad"/><draw:image xlink:href="./ObjectReplacements/Object 31" xlink:type="simple" xlink:show="embed" xlink:actuate="onLoad"/></draw:frame></text:span></text:p>
        <text:p text:style-name="P14"/>
        <text:list xml:id="list175859872242355" text:continue-numbering="true" text:style-name="Exos">
          <text:list-item>
            <text:p text:style-name="P34">Reproduire<text:span text:style-name="T9"> </text:span>sur un quadrillage les 3 vecteurs <draw:frame draw:style-name="fr1" draw:name="Objet1" text:anchor-type="as-char" svg:y="-0.316cm" svg:width="0.395cm" svg:height="0.392cm" draw:z-index="45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T9">, </text:span><text:span text:style-name="T9"><draw:frame draw:style-name="fr1" draw:name="Objet2" text:anchor-type="as-char" svg:y="-0.316cm" svg:width="0.395cm" svg:height="0.392cm" draw:z-index="46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9"><text:s/>et </text:span><text:span text:style-name="T9"><draw:frame draw:style-name="fr1" draw:name="Objet3" text:anchor-type="as-char" svg:y="-0.316cm" svg:width="0.462cm" svg:height="0.392cm" draw:z-index="47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/><text:span text:style-name="T9">ci-dessous</text:span>, <text:span text:style-name="T9">puis </text:span>représenter les vecteurs <draw:frame draw:style-name="fr1" draw:name="Objet4" text:anchor-type="as-char" svg:y="-0.349cm" svg:width="0.395cm" svg:height="0.427cm" draw:z-index="48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11">, </text:span><text:span text:style-name="T11"><draw:frame draw:style-name="fr1" draw:name="Objet5" text:anchor-type="as-char" svg:y="-0.349cm" svg:width="0.395cm" svg:height="0.445cm" draw:z-index="49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1"><text:s/>et </text:span><text:span text:style-name="T11"><draw:frame draw:style-name="fr1" draw:name="Objet6" text:anchor-type="as-char" svg:y="-0.37cm" svg:width="0.402cm" svg:height="0.446cm" draw:z-index="50"><draw:object xlink:href="./Object 6" xlink:type="simple" xlink:show="embed" xlink:actuate="onLoad"/><draw:image xlink:href="./ObjectReplacements/Object 6" xlink:type="simple" xlink:show="embed" xlink:actuate="onLoad"/><svg:desc>formule</svg:desc></draw:frame></text:span> :<text:line-break/><draw:frame draw:style-name="fr1" draw:name="Objet7" text:anchor-type="as-char" svg:y="-0.349cm" svg:width="1.588cm" svg:height="0.427cm" draw:z-index="51"><draw:object xlink:href="./Object 7" xlink:type="simple" xlink:show="embed" xlink:actuate="onLoad"/><draw:image xlink:href="./ObjectReplacements/Object 7" xlink:type="simple" xlink:show="embed" xlink:actuate="onLoad"/><svg:desc>formule</svg:desc></draw:frame> ; <draw:frame draw:style-name="fr1" draw:name="Objet8" text:anchor-type="as-char" svg:y="-0.519cm" svg:width="1.683cm" svg:height="0.854cm" draw:z-index="52"><draw:object xlink:href="./Object 8" xlink:type="simple" xlink:show="embed" xlink:actuate="onLoad"/><draw:image xlink:href="./ObjectReplacements/Object 8" xlink:type="simple" xlink:show="embed" xlink:actuate="onLoad"/><svg:desc>formule</svg:desc></draw:frame><text:s/><text:span text:style-name="T9">et </text:span><text:span text:style-name="T9"><draw:frame draw:style-name="fr1" draw:name="Objet9" text:anchor-type="as-char" svg:y="-0.37cm" svg:width="1.833cm" svg:height="0.446cm" draw:z-index="53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  </text:list-item>
        </text:list>
        <text:p text:style-name="P6"><draw:g text:anchor-type="as-char" draw:z-index="25" draw:style-name="gr1"><draw:g draw:style-name="gr20"><draw:polygon draw:style-name="gr47" draw:text-style-name="P49" svg:width="0.006cm" svg:height="0.008cm" svg:x="2.476cm" svg:y="1.085cm" svg:viewBox="0 0 7 9" draw:points="0,0 7,0 7,9 0,9"><text:p/></draw:polygon><draw:polygon draw:style-name="gr48" draw:text-style-name="P48" svg:width="0.006cm" svg:height="0.008cm" svg:x="2.476cm" svg:y="1.085cm" svg:viewBox="0 0 7 9" draw:points="0,0 7,0 7,9 0,9"><text:p/></draw:polygon><draw:polygon draw:style-name="gr49" draw:text-style-name="P48" svg:width="0.006cm" svg:height="0.006cm" svg:x="2.476cm" svg:y="0.376cm" svg:viewBox="0 0 7 7" draw:points="0,0 7,0 7,7 0,7"><text:p/></draw:polygon><draw:polygon draw:style-name="gr50" draw:text-style-name="P49" svg:width="0.006cm" svg:height="0.006cm" svg:x="2.476cm" svg:y="0.376cm" svg:viewBox="0 0 7 7" draw:points="0,0 7,0 7,7 0,7"><text:p/></draw:polygon><draw:polygon draw:style-name="gr51" draw:text-style-name="P48" svg:width="0.008cm" svg:height="0.007cm" svg:x="0.334cm" svg:y="1.064cm" svg:viewBox="0 0 9 8" draw:points="0,0 9,0 9,8 0,8"><text:p/></draw:polygon><draw:polygon draw:style-name="gr52" draw:text-style-name="P49" svg:width="0.008cm" svg:height="0.007cm" svg:x="0.334cm" svg:y="1.064cm" svg:viewBox="0 0 9 8" draw:points="0,0 9,0 9,8 0,8"><text:p/></draw:polygon><draw:polygon draw:style-name="gr53" draw:text-style-name="P48" svg:width="0.01cm" svg:height="0.011cm" svg:x="0.334cm" svg:y="0.356cm" svg:viewBox="0 0 11 12" draw:points="0,0 11,0 11,12 0,12"><text:p/></draw:polygon><draw:polygon draw:style-name="gr54" draw:text-style-name="P49" svg:width="0.01cm" svg:height="0.011cm" svg:x="0.334cm" svg:y="0.356cm" svg:viewBox="0 0 11 12" draw:points="0,0 11,0 11,12 0,12"><text:p/></draw:polygon><draw:polygon draw:style-name="gr55" draw:text-style-name="P48" svg:width="0.011cm" svg:height="0.011cm" svg:x="1.05cm" svg:y="0.356cm" svg:viewBox="0 0 12 12" draw:points="0,0 12,0 12,12 0,12"><text:p/></draw:polygon><draw:polygon draw:style-name="gr56" draw:text-style-name="P49" svg:width="0.011cm" svg:height="0.011cm" svg:x="1.05cm" svg:y="0.356cm" svg:viewBox="0 0 12 12" draw:points="0,0 12,0 12,12 0,12"><text:p/></draw:polygon><draw:polygon draw:style-name="gr57" draw:text-style-name="P48" svg:width="0.009cm" svg:height="0.011cm" svg:x="1.767cm" svg:y="0.356cm" svg:viewBox="0 0 10 12" draw:points="0,0 10,0 10,12 0,12"><text:p/></draw:polygon><draw:polygon draw:style-name="gr58" draw:text-style-name="P49" svg:width="0.009cm" svg:height="0.011cm" svg:x="1.767cm" svg:y="0.356cm" svg:viewBox="0 0 10 12" draw:points="0,0 10,0 10,12 0,12"><text:p/></draw:polygon><draw:polygon draw:style-name="gr59" draw:text-style-name="P48" svg:width="0.01cm" svg:height="0.011cm" svg:x="3.196cm" svg:y="0.356cm" svg:viewBox="0 0 11 12" draw:points="0,0 11,0 11,12 0,12"><text:p/></draw:polygon><draw:polygon draw:style-name="gr60" draw:text-style-name="P49" svg:width="0.01cm" svg:height="0.011cm" svg:x="3.196cm" svg:y="0.356cm" svg:viewBox="0 0 11 12" draw:points="0,0 11,0 11,12 0,12"><text:p/></draw:polygon><draw:polygon draw:style-name="gr61" draw:text-style-name="P48" svg:width="0.011cm" svg:height="0.009cm" svg:x="1.05cm" svg:y="1.071cm" svg:viewBox="0 0 12 10" draw:points="0,0 12,0 12,10 0,10"><text:p/></draw:polygon><draw:polygon draw:style-name="gr62" draw:text-style-name="P49" svg:width="0.011cm" svg:height="0.009cm" svg:x="1.05cm" svg:y="1.071cm" svg:viewBox="0 0 12 10" draw:points="0,0 12,0 12,10 0,10"><text:p/></draw:polygon><draw:polygon draw:style-name="gr63" draw:text-style-name="P48" svg:width="0.009cm" svg:height="0.009cm" svg:x="1.767cm" svg:y="1.071cm" svg:viewBox="0 0 10 10" draw:points="0,0 10,0 10,10 0,10"><text:p/></draw:polygon><draw:polygon draw:style-name="gr64" draw:text-style-name="P49" svg:width="0.009cm" svg:height="0.009cm" svg:x="1.767cm" svg:y="1.071cm" svg:viewBox="0 0 10 10" draw:points="0,0 10,0 10,10 0,10"><text:p/></draw:polygon><draw:polygon draw:style-name="gr65" draw:text-style-name="P48" svg:width="0.01cm" svg:height="0.009cm" svg:x="3.196cm" svg:y="1.071cm" svg:viewBox="0 0 11 10" draw:points="0,0 11,0 11,10 0,10"><text:p/></draw:polygon><draw:polygon draw:style-name="gr66" draw:text-style-name="P49" svg:width="0.01cm" svg:height="0.009cm" svg:x="3.196cm" svg:y="1.071cm" svg:viewBox="0 0 11 10" draw:points="0,0 11,0 11,10 0,10"><text:p/></draw:polygon><draw:polygon draw:style-name="gr67" draw:text-style-name="P48" svg:width="0.01cm" svg:height="0.01cm" svg:x="0.334cm" svg:y="1.787cm" svg:viewBox="0 0 11 11" draw:points="0,0 11,0 11,11 0,11"><text:p/></draw:polygon><draw:polygon draw:style-name="gr68" draw:text-style-name="P49" svg:width="0.01cm" svg:height="0.01cm" svg:x="0.334cm" svg:y="1.787cm" svg:viewBox="0 0 11 11" draw:points="0,0 11,0 11,11 0,11"><text:p/></draw:polygon><draw:polygon draw:style-name="gr69" draw:text-style-name="P48" svg:width="0.011cm" svg:height="0.01cm" svg:x="1.05cm" svg:y="1.787cm" svg:viewBox="0 0 12 11" draw:points="0,0 12,0 12,11 0,11"><text:p/></draw:polygon><draw:polygon draw:style-name="gr70" draw:text-style-name="P49" svg:width="0.011cm" svg:height="0.01cm" svg:x="1.05cm" svg:y="1.787cm" svg:viewBox="0 0 12 11" draw:points="0,0 12,0 12,11 0,11"><text:p/></draw:polygon><draw:polygon draw:style-name="gr71" draw:text-style-name="P48" svg:width="0.01cm" svg:height="0.01cm" svg:x="2.485cm" svg:y="1.787cm" svg:viewBox="0 0 11 11" draw:points="0,0 11,0 11,11 0,11"><text:p/></draw:polygon><draw:polygon draw:style-name="gr72" draw:text-style-name="P49" svg:width="0.01cm" svg:height="0.01cm" svg:x="2.485cm" svg:y="1.787cm" svg:viewBox="0 0 11 11" draw:points="0,0 11,0 11,11 0,11"><text:p/></draw:polygon><draw:polygon draw:style-name="gr73" draw:text-style-name="P48" svg:width="0.01cm" svg:height="0.01cm" svg:x="3.196cm" svg:y="1.787cm" svg:viewBox="0 0 11 11" draw:points="0,0 11,0 11,11 0,11"><text:p/></draw:polygon><draw:polygon draw:style-name="gr74" draw:text-style-name="P49" svg:width="0.01cm" svg:height="0.01cm" svg:x="3.196cm" svg:y="1.787cm" svg:viewBox="0 0 11 11" draw:points="0,0 11,0 11,11 0,11"><text:p/></draw:polygon><draw:polygon draw:style-name="gr75" draw:text-style-name="P48" svg:width="0.009cm" svg:height="0.009cm" svg:x="1.783cm" svg:y="1.787cm" svg:viewBox="0 0 10 10" draw:points="0,0 10,0 10,10 0,10"><text:p/></draw:polygon><draw:polygon draw:style-name="gr76" draw:text-style-name="P49" svg:width="0.009cm" svg:height="0.009cm" svg:x="1.783cm" svg:y="1.787cm" svg:viewBox="0 0 10 10" draw:points="0,0 10,0 10,10 0,10"><text:p/></draw:polygon></draw:g><draw:g draw:style-name="gr20"><draw:line draw:style-name="gr77" draw:text-style-name="P52" svg:x1="1.05cm" svg:y1="1.805cm" svg:x2="3.217cm" svg:y2="1.07cm"><text:p/></draw:line><draw:line draw:style-name="gr77" draw:text-style-name="P52" svg:x1="1.063cm" svg:y1="1.8cm" svg:x2="1.791cm" svg:y2="0.326cm"><text:p/></draw:line><draw:line draw:style-name="gr77" draw:text-style-name="P52" svg:x1="1.063cm" svg:y1="1.801cm" svg:x2="0.318cm" svg:y2="1.058cm"><text:p/></draw:line></draw:g><draw:frame draw:style-name="gr78" draw:text-style-name="P53" svg:width="0.392cm" svg:height="0.389cm" svg:x="0cm" svg:y="0.721cm"><draw:image xlink:href="Pictures/20000016000001B2000001D467982BB34B20E046.svm" xlink:type="simple" xlink:show="embed" xlink:actuate="onLoad" loext:mime-type="image/x-svm"><text:p/></draw:image><draw:image xlink:href="Pictures/1000020000000010000000123B766D73B95A0367.png" xlink:type="simple" xlink:show="embed" xlink:actuate="onLoad" loext:mime-type="image/png"/></draw:frame><draw:frame draw:style-name="gr78" draw:text-style-name="P53" svg:width="0.392cm" svg:height="0.387cm" svg:x="1.709cm" svg:y="0cm"><draw:image xlink:href="Pictures/20000016000001B2000001D4D41C1C9AB2F4CCEF.svm" xlink:type="simple" xlink:show="embed" xlink:actuate="onLoad" loext:mime-type="image/x-svm"><text:p/></draw:image><draw:image xlink:href="Pictures/1000020000000010000000129A13FB2BEC6C7CDD.png" xlink:type="simple" xlink:show="embed" xlink:actuate="onLoad" loext:mime-type="image/png"/></draw:frame><draw:frame draw:style-name="gr78" draw:text-style-name="P53" svg:width="0.456cm" svg:height="0.391cm" svg:x="3.187cm" svg:y="0.817cm"><draw:image xlink:href="Pictures/20000016000001FF000001D4685F34DFC6A05E9A.svm" xlink:type="simple" xlink:show="embed" xlink:actuate="onLoad" loext:mime-type="image/x-svm"><text:p/></draw:image><draw:image xlink:href="Pictures/10000200000000130000001244D914458351802A.png" xlink:type="simple" xlink:show="embed" xlink:actuate="onLoad" loext:mime-type="image/png"/></draw:frame></draw:g></text:p>
        <text:list xml:id="list175861833708848" text:continue-numbering="true" text:style-name="Exos">
          <text:list-item>
            <text:p text:style-name="P37">Reproduire<text:span text:style-name="T9"> </text:span>sur un quadrillage les 3 <text:span text:style-name="T10">points</text:span> <text:span text:style-name="T10">A, B et C</text:span> <text:span text:style-name="T9">ci-dessous</text:span>, <text:span text:style-name="T9">puis :</text:span></text:p>
            <text:list>
              <text:list-item>
                <text:p text:style-name="P19"><text:span text:style-name="T7">R</text:span><text:span text:style-name="T4">eprésenter les vecteurs </text:span><text:span text:style-name="T4"><draw:frame draw:style-name="fr1" draw:name="Objet27" text:anchor-type="as-char" svg:y="-0.316cm" svg:width="0.395cm" svg:height="0.392cm" draw:z-index="54"><draw:object xlink:href="./Object 28" xlink:type="simple" xlink:show="embed" xlink:actuate="onLoad"/><draw:image xlink:href="./ObjectReplacements/Object 28" xlink:type="simple" xlink:show="embed" xlink:actuate="onLoad"/></draw:frame></text:span><text:span text:style-name="T5"><text:s/>et </text:span><text:span text:style-name="T5"><draw:frame draw:style-name="fr1" draw:name="Objet28" text:anchor-type="as-char" svg:y="-0.316cm" svg:width="0.395cm" svg:height="0.392cm" draw:z-index="55"><draw:object xlink:href="./Object 29" xlink:type="simple" xlink:show="embed" xlink:actuate="onLoad"/><draw:image xlink:href="./ObjectReplacements/Object 29" xlink:type="simple" xlink:show="embed" xlink:actuate="onLoad"/></draw:frame></text:span><text:span text:style-name="T5"><text:s/>tels que</text:span><text:span text:style-name="T4"> :<text:line-break/></text:span><text:span text:style-name="T4"><draw:frame draw:style-name="fr1" draw:name="Objet29" text:anchor-type="as-char" svg:y="-0.363cm" svg:width="2.154cm" svg:height="0.439cm" draw:z-index="56"><draw:object xlink:href="./Object 30" xlink:type="simple" xlink:show="embed" xlink:actuate="onLoad"/><draw:image xlink:href="./ObjectReplacements/Object 30" xlink:type="simple" xlink:show="embed" xlink:actuate="onLoad"/></draw:frame></text:span><text:span text:style-name="T6"> et </text:span><text:span text:style-name="T6"><draw:frame draw:style-name="fr1" draw:name="Objet33" text:anchor-type="as-char" svg:y="-0.363cm" svg:width="2.404cm" svg:height="0.439cm" draw:z-index="57"><draw:object xlink:href="./Object 33" xlink:type="simple" xlink:show="embed" xlink:actuate="onLoad"/><draw:image xlink:href="./ObjectReplacements/Object 33" xlink:type="simple" xlink:show="embed" xlink:actuate="onLoad"/></draw:frame></text:span></text:p>
              </text:list-item>
              <text:list-item>
                <text:p text:style-name="P30"><text:span text:style-name="T6">E</text:span><text:span text:style-name="T1">xprimer </text:span><text:span text:style-name="T1"><draw:frame draw:style-name="fr1" draw:name="Objet32" text:anchor-type="as-char" svg:y="-0.316cm" svg:width="0.395cm" svg:height="0.392cm" draw:z-index="58"><draw:object xlink:href="./Object 32" xlink:type="simple" xlink:show="embed" xlink:actuate="onLoad"/><draw:image xlink:href="./ObjectReplacements/Object 32" xlink:type="simple" xlink:show="embed" xlink:actuate="onLoad"/></draw:frame></text:span><text:span text:style-name="T1"><text:s/>et </text:span><text:span text:style-name="T1"><draw:frame draw:style-name="fr1" draw:name="Objet40" text:anchor-type="as-char" svg:y="-0.316cm" svg:width="0.395cm" svg:height="0.392cm" draw:z-index="59"><draw:object xlink:href="./Object 34" xlink:type="simple" xlink:show="embed" xlink:actuate="onLoad"/><draw:image xlink:href="./ObjectReplacements/Object 34" xlink:type="simple" xlink:show="embed" xlink:actuate="onLoad"/></draw:frame></text:span><text:span text:style-name="T1"><text:s/>en fonction de </text:span><text:span text:style-name="T1"><draw:frame draw:style-name="fr1" draw:name="Objet41" text:anchor-type="as-char" svg:y="-0.362cm" svg:width="0.728cm" svg:height="0.437cm" draw:z-index="60"><draw:object xlink:href="./Object 39" xlink:type="simple" xlink:show="embed" xlink:actuate="onLoad"/><draw:image xlink:href="./ObjectReplacements/Object 39" xlink:type="simple" xlink:show="embed" xlink:actuate="onLoad"/></draw:frame></text:span><text:span text:style-name="T1"><text:s/>et </text:span><text:span text:style-name="T1"><draw:frame draw:style-name="fr1" draw:name="Objet58" text:anchor-type="as-char" svg:y="-0.363cm" svg:width="0.734cm" svg:height="0.439cm" draw:z-index="61"><draw:object xlink:href="./Object 58" xlink:type="simple" xlink:show="embed" xlink:actuate="onLoad"/><draw:image xlink:href="./ObjectReplacements/Object 58" xlink:type="simple" xlink:show="embed" xlink:actuate="onLoad"/></draw:frame></text:span><text:span text:style-name="T1">.</text:span></text:p>
              </text:list-item>
            </text:list>
          </text:list-item>
        </text:list>
        <text:p text:style-name="P17"><draw:g text:anchor-type="as-char" draw:z-index="0" draw:style-name="gr1"><draw:polygon draw:style-name="gr2" draw:text-style-name="P48" svg:width="0.008cm" svg:height="0.007cm" svg:x="0.371cm" svg:y="1.071cm" svg:viewBox="0 0 9 8" draw:points="0,0 9,0 9,8 0,8"><text:p/></draw:polygon><draw:polygon draw:style-name="gr3" draw:text-style-name="P49" svg:width="0.008cm" svg:height="0.007cm" svg:x="0.371cm" svg:y="1.071cm" svg:viewBox="0 0 9 8" draw:points="0,0 9,0 9,8 0,8"><text:p/></draw:polygon><draw:polygon draw:style-name="gr4" draw:text-style-name="P48" svg:width="0.01cm" svg:height="0.011cm" svg:x="0.371cm" svg:y="0.362cm" svg:viewBox="0 0 11 12" draw:points="0,0 11,0 11,12 0,12"><text:p/></draw:polygon><draw:polygon draw:style-name="gr5" draw:text-style-name="P49" svg:width="0.01cm" svg:height="0.011cm" svg:x="0.371cm" svg:y="0.362cm" svg:viewBox="0 0 11 12" draw:points="0,0 11,0 11,12 0,12"><text:p/></draw:polygon><draw:polygon draw:style-name="gr6" draw:text-style-name="P48" svg:width="0.011cm" svg:height="0.011cm" svg:x="1.087cm" svg:y="0.362cm" svg:viewBox="0 0 12 12" draw:points="0,0 12,0 12,12 0,12"><text:p/></draw:polygon><draw:polygon draw:style-name="gr7" draw:text-style-name="P49" svg:width="0.011cm" svg:height="0.011cm" svg:x="1.087cm" svg:y="0.362cm" svg:viewBox="0 0 12 12" draw:points="0,0 12,0 12,12 0,12"><text:p/></draw:polygon><draw:polygon draw:style-name="gr8" draw:text-style-name="P48" svg:width="0.009cm" svg:height="0.011cm" svg:x="1.804cm" svg:y="0.362cm" svg:viewBox="0 0 10 12" draw:points="0,0 10,0 10,12 0,12"><text:p/></draw:polygon><draw:polygon draw:style-name="gr9" draw:text-style-name="P49" svg:width="0.009cm" svg:height="0.011cm" svg:x="1.804cm" svg:y="0.362cm" svg:viewBox="0 0 10 12" draw:points="0,0 10,0 10,12 0,12"><text:p/></draw:polygon><draw:polygon draw:style-name="gr10" draw:text-style-name="P48" svg:width="0.011cm" svg:height="0.009cm" svg:x="1.087cm" svg:y="1.079cm" svg:viewBox="0 0 12 10" draw:points="0,0 12,0 12,10 0,10"><text:p/></draw:polygon><draw:polygon draw:style-name="gr11" draw:text-style-name="P49" svg:width="0.011cm" svg:height="0.009cm" svg:x="1.087cm" svg:y="1.079cm" svg:viewBox="0 0 12 10" draw:points="0,0 12,0 12,10 0,10"><text:p/></draw:polygon><draw:polygon draw:style-name="gr12" draw:text-style-name="P48" svg:width="0.009cm" svg:height="0.009cm" svg:x="1.804cm" svg:y="1.079cm" svg:viewBox="0 0 10 10" draw:points="0,0 10,0 10,10 0,10"><text:p/></draw:polygon><draw:polygon draw:style-name="gr13" draw:text-style-name="P49" svg:width="0.009cm" svg:height="0.009cm" svg:x="1.804cm" svg:y="1.079cm" svg:viewBox="0 0 10 10" draw:points="0,0 10,0 10,10 0,10"><text:p/></draw:polygon><draw:polygon draw:style-name="gr14" draw:text-style-name="P48" svg:width="0.01cm" svg:height="0.01cm" svg:x="0.371cm" svg:y="1.795cm" svg:viewBox="0 0 11 11" draw:points="0,0 11,0 11,11 0,11"><text:p/></draw:polygon><draw:polygon draw:style-name="gr15" draw:text-style-name="P49" svg:width="0.01cm" svg:height="0.01cm" svg:x="0.371cm" svg:y="1.795cm" svg:viewBox="0 0 11 11" draw:points="0,0 11,0 11,11 0,11"><text:p/></draw:polygon><draw:polygon draw:style-name="gr16" draw:text-style-name="P48" svg:width="0.011cm" svg:height="0.01cm" svg:x="1.087cm" svg:y="1.795cm" svg:viewBox="0 0 12 11" draw:points="0,0 12,0 12,11 0,11"><text:p/></draw:polygon><draw:polygon draw:style-name="gr17" draw:text-style-name="P49" svg:width="0.011cm" svg:height="0.01cm" svg:x="1.087cm" svg:y="1.795cm" svg:viewBox="0 0 12 11" draw:points="0,0 12,0 12,11 0,11"><text:p/></draw:polygon><draw:polygon draw:style-name="gr18" draw:text-style-name="P48" svg:width="0.009cm" svg:height="0.009cm" svg:x="1.82cm" svg:y="1.795cm" svg:viewBox="0 0 10 10" draw:points="0,0 10,0 10,10 0,10"><text:p/></draw:polygon><draw:polygon draw:style-name="gr19" draw:text-style-name="P49" svg:width="0.009cm" svg:height="0.009cm" svg:x="1.82cm" svg:y="1.795cm" svg:viewBox="0 0 10 10" draw:points="0,0 10,0 10,10 0,10"><text:p/></draw:polygon><draw:g draw:style-name="gr20"><draw:path draw:style-name="gr21" draw:text-style-name="P48" svg:width="0.079cm" svg:height="0.078cm" svg:x="0.335cm" svg:y="1.041cm" svg:viewBox="0 0 80 79" svg:d="M39 0c23 0 41 16 41 39s-18 40-41 40-39-17-39-40 16-39 39-39z"><text:p/></draw:path><draw:path draw:style-name="gr22" draw:text-style-name="P48" svg:width="0.079cm" svg:height="0.078cm" svg:x="1.05cm" svg:y="1.758cm" svg:viewBox="0 0 80 79" svg:d="M39 0c23 0 41 16 41 39s-18 40-41 40-39-17-39-40 16-39 39-39z"><text:p/></draw:path><draw:path draw:style-name="gr23" draw:text-style-name="P48" svg:width="0.079cm" svg:height="0.078cm" svg:x="1.772cm" svg:y="0.33cm" svg:viewBox="0 0 80 79" svg:d="M39 0c23 0 41 16 41 39s-18 40-41 40-39-17-39-40 16-39 39-39z"><text:p/></draw:path></draw:g><draw:frame draw:style-name="gr24" draw:text-style-name="P51" svg:width="0.239cm" svg:height="0.408cm" svg:x="0cm" svg:y="0.9cm"><draw:text-box><text:p text:style-name="P50"><text:span text:style-name="T24">A</text:span></text:p></draw:text-box></draw:frame><draw:frame draw:style-name="gr25" draw:text-style-name="P51" svg:width="0.26cm" svg:height="0.408cm" svg:x="0.956cm" svg:y="1.9cm"><draw:text-box><text:p text:style-name="P50"><text:span text:style-name="T24">C</text:span></text:p></draw:text-box></draw:frame><draw:frame draw:style-name="gr24" draw:text-style-name="P51" svg:width="0.239cm" svg:height="0.408cm" svg:x="1.901cm" svg:y="0cm"><draw:text-box><text:p text:style-name="P50"><text:span text:style-name="T24">B</text:span></text:p></draw:text-box></draw:frame></draw:g></text:p>
        <text:p text:style-name="P1"/>
        <text:list xml:id="list175861113019096" text:continue-numbering="true" text:style-name="Exos">
          <text:list-item>
            <text:p text:style-name="P38">Reproduire<text:span text:style-name="T9"> </text:span>sur un quadrillage les 3 <text:span text:style-name="T10">points</text:span> <text:span text:style-name="T10">A, B et C</text:span> <text:span text:style-name="T9">ci-dessous</text:span>, <text:span text:style-name="T9">puis construire les points M et N tels que</text:span> :<text:line-break/><draw:frame draw:style-name="fr1" draw:name="Objet34" text:anchor-type="as-char" svg:y="-0.363cm" svg:width="2.628cm" svg:height="0.439cm" draw:z-index="5"><draw:object xlink:href="./Object 35" xlink:type="simple" xlink:show="embed" xlink:actuate="onLoad"/><draw:image xlink:href="./ObjectReplacements/Object 35" xlink:type="simple" xlink:show="embed" xlink:actuate="onLoad"/></draw:frame><text:span text:style-name="T11"> et </text:span><text:span text:style-name="T11"><draw:frame draw:style-name="fr1" draw:name="Objet35" text:anchor-type="as-char" svg:y="-0.519cm" svg:width="3.12cm" svg:height="0.854cm" draw:z-index="6"><draw:object xlink:href="./Object 36" xlink:type="simple" xlink:show="embed" xlink:actuate="onLoad"/><draw:image xlink:href="./ObjectReplacements/Object 36" xlink:type="simple" xlink:show="embed" xlink:actuate="onLoad"/></draw:frame></text:span></text:p>
          </text:list-item>
        </text:list>
        <text:p text:style-name="P8"><draw:g text:anchor-type="as-char" draw:z-index="1" draw:style-name="gr1"><draw:g draw:style-name="gr20"><draw:polygon draw:style-name="gr26" draw:text-style-name="P49" svg:width="0.009cm" svg:height="0.011cm" svg:x="1.792cm" svg:y="0.453cm" svg:viewBox="0 0 10 12" draw:points="0,0 10,0 10,12 0,12"><text:p/></draw:polygon><draw:polygon draw:style-name="gr27" draw:text-style-name="P48" svg:width="0.008cm" svg:height="0.007cm" svg:x="0.359cm" svg:y="1.162cm" svg:viewBox="0 0 9 8" draw:points="0,0 9,0 9,8 0,8"><text:p/></draw:polygon><draw:polygon draw:style-name="gr28" draw:text-style-name="P49" svg:width="0.008cm" svg:height="0.007cm" svg:x="0.359cm" svg:y="1.162cm" svg:viewBox="0 0 9 8" draw:points="0,0 9,0 9,8 0,8"><text:p/></draw:polygon><draw:polygon draw:style-name="gr29" draw:text-style-name="P48" svg:width="0.01cm" svg:height="0.011cm" svg:x="0.359cm" svg:y="0.453cm" svg:viewBox="0 0 11 12" draw:points="0,0 11,0 11,12 0,12"><text:p/></draw:polygon><draw:polygon draw:style-name="gr30" draw:text-style-name="P49" svg:width="0.01cm" svg:height="0.011cm" svg:x="0.359cm" svg:y="0.453cm" svg:viewBox="0 0 11 12" draw:points="0,0 11,0 11,12 0,12"><text:p/></draw:polygon><draw:polygon draw:style-name="gr31" draw:text-style-name="P48" svg:width="0.011cm" svg:height="0.011cm" svg:x="1.075cm" svg:y="0.453cm" svg:viewBox="0 0 12 12" draw:points="0,0 12,0 12,12 0,12"><text:p/></draw:polygon><draw:polygon draw:style-name="gr32" draw:text-style-name="P49" svg:width="0.011cm" svg:height="0.011cm" svg:x="1.075cm" svg:y="0.453cm" svg:viewBox="0 0 12 12" draw:points="0,0 12,0 12,12 0,12"><text:p/></draw:polygon><draw:polygon draw:style-name="gr33" draw:text-style-name="P48" svg:width="0.009cm" svg:height="0.011cm" svg:x="1.792cm" svg:y="0.453cm" svg:viewBox="0 0 10 12" draw:points="0,0 10,0 10,12 0,12"><text:p/></draw:polygon><draw:polygon draw:style-name="gr34" draw:text-style-name="P48" svg:width="0.011cm" svg:height="0.009cm" svg:x="1.075cm" svg:y="1.168cm" svg:viewBox="0 0 12 10" draw:points="0,0 12,0 12,10 0,10"><text:p/></draw:polygon><draw:polygon draw:style-name="gr35" draw:text-style-name="P49" svg:width="0.011cm" svg:height="0.009cm" svg:x="1.075cm" svg:y="1.168cm" svg:viewBox="0 0 12 10" draw:points="0,0 12,0 12,10 0,10"><text:p/></draw:polygon><draw:polygon draw:style-name="gr36" draw:text-style-name="P48" svg:width="0.009cm" svg:height="0.009cm" svg:x="1.792cm" svg:y="1.168cm" svg:viewBox="0 0 10 10" draw:points="0,0 10,0 10,10 0,10"><text:p/></draw:polygon><draw:polygon draw:style-name="gr37" draw:text-style-name="P49" svg:width="0.009cm" svg:height="0.009cm" svg:x="1.792cm" svg:y="1.168cm" svg:viewBox="0 0 10 10" draw:points="0,0 10,0 10,10 0,10"><text:p/></draw:polygon><draw:polygon draw:style-name="gr38" draw:text-style-name="P48" svg:width="0.01cm" svg:height="0.01cm" svg:x="0.359cm" svg:y="1.885cm" svg:viewBox="0 0 11 11" draw:points="0,0 11,0 11,11 0,11"><text:p/></draw:polygon><draw:polygon draw:style-name="gr39" draw:text-style-name="P49" svg:width="0.01cm" svg:height="0.01cm" svg:x="0.359cm" svg:y="1.885cm" svg:viewBox="0 0 11 11" draw:points="0,0 11,0 11,11 0,11"><text:p/></draw:polygon><draw:polygon draw:style-name="gr40" draw:text-style-name="P48" svg:width="0.011cm" svg:height="0.01cm" svg:x="1.075cm" svg:y="1.885cm" svg:viewBox="0 0 12 11" draw:points="0,0 12,0 12,11 0,11"><text:p/></draw:polygon><draw:polygon draw:style-name="gr41" draw:text-style-name="P49" svg:width="0.011cm" svg:height="0.01cm" svg:x="1.075cm" svg:y="1.885cm" svg:viewBox="0 0 12 11" draw:points="0,0 12,0 12,11 0,11"><text:p/></draw:polygon><draw:polygon draw:style-name="gr42" draw:text-style-name="P48" svg:width="0.009cm" svg:height="0.009cm" svg:x="1.808cm" svg:y="1.885cm" svg:viewBox="0 0 10 10" draw:points="0,0 10,0 10,10 0,10"><text:p/></draw:polygon><draw:polygon draw:style-name="gr43" draw:text-style-name="P49" svg:width="0.009cm" svg:height="0.009cm" svg:x="1.808cm" svg:y="1.885cm" svg:viewBox="0 0 10 10" draw:points="0,0 10,0 10,10 0,10"><text:p/></draw:polygon></draw:g><draw:g draw:style-name="gr20"><draw:path draw:style-name="gr44" draw:text-style-name="P48" svg:width="0.079cm" svg:height="0.078cm" svg:x="0.323cm" svg:y="1.847cm" svg:viewBox="0 0 80 79" svg:d="M39 0c23 0 41 16 41 39s-18 40-41 40-39-17-39-40 16-39 39-39z"><text:p/></draw:path><draw:path draw:style-name="gr45" draw:text-style-name="P48" svg:width="0.079cm" svg:height="0.078cm" svg:x="1.774cm" svg:y="1.848cm" svg:viewBox="0 0 80 79" svg:d="M39 0c23 0 41 16 41 39s-18 40-41 40-39-17-39-40 16-39 39-39z"><text:p/></draw:path><draw:path draw:style-name="gr46" draw:text-style-name="P48" svg:width="0.079cm" svg:height="0.078cm" svg:x="1.042cm" svg:y="0.426cm" svg:viewBox="0 0 80 79" svg:d="M39 0c23 0 41 16 41 39s-18 40-41 40-39-17-39-40 16-39 39-39z"><text:p/></draw:path></draw:g><draw:frame draw:style-name="gr24" draw:text-style-name="P51" svg:width="0.239cm" svg:height="0.408cm" svg:x="0cm" svg:y="1.67cm"><draw:text-box><text:p text:style-name="P50"><text:span text:style-name="T24">A</text:span></text:p></draw:text-box></draw:frame><draw:frame draw:style-name="gr25" draw:text-style-name="P51" svg:width="0.26cm" svg:height="0.408cm" svg:x="1.961cm" svg:y="1.67cm"><draw:text-box><text:p text:style-name="P50"><text:span text:style-name="T24">C</text:span></text:p></draw:text-box></draw:frame><draw:frame draw:style-name="gr24" draw:text-style-name="P51" svg:width="0.239cm" svg:height="0.408cm" svg:x="0.97cm" svg:y="0cm"><draw:text-box><text:p text:style-name="P50"><text:span text:style-name="T24">B</text:span></text:p></draw:text-box></draw:frame></draw:g></text:p>
        <text:p text:style-name="P1"/>
        <text:list xml:id="list175859972339864" text:continue-numbering="true" text:style-name="Exos">
          <text:list-item>
            <text:p text:style-name="Exos">Soient A, B, C et D quatre points du plan. Démontrer les égalités suivantes :</text:p>
            <text:list>
              <text:list-item>
                <text:p text:style-name="P21"><draw:frame draw:style-name="fr1" draw:name="Objet36" text:anchor-type="as-char" svg:y="-0.363cm" svg:width="2.693cm" svg:height="0.439cm" draw:z-index="7"><draw:object xlink:href="./Object 37" xlink:type="simple" xlink:show="embed" xlink:actuate="onLoad"/><draw:image xlink:href="./ObjectReplacements/Object 37" xlink:type="simple" xlink:show="embed" xlink:actuate="onLoad"/></draw:frame></text:p>
              </text:list-item>
              <text:list-item>
                <text:p text:style-name="P21"><draw:frame draw:style-name="fr1" draw:name="Objet37" text:anchor-type="as-char" svg:y="-0.363cm" svg:width="3.097cm" svg:height="0.439cm" draw:z-index="8"><draw:object xlink:href="./Object 38" xlink:type="simple" xlink:show="embed" xlink:actuate="onLoad"/><draw:image xlink:href="./ObjectReplacements/Object 38" xlink:type="simple" xlink:show="embed" xlink:actuate="onLoad"/></draw:frame></text:p>
              </text:list-item>
            </text:list>
          </text:list-item>
        </text:list>
        <text:p text:style-name="P2"/>
        <text:list xml:id="list175861852654784" text:continue-numbering="true" text:style-name="Exos">
          <text:list-item>
            <text:p text:style-name="P44">Soient A, B, C et D quatre points du plan. Démontrer les égalités suivantes :</text:p>
            <text:list>
              <text:list-item>
                <text:p text:style-name="P21"><draw:frame draw:style-name="fr1" draw:name="Objet38" text:anchor-type="as-char" svg:y="-0.363cm" svg:width="3.023cm" svg:height="0.439cm" draw:z-index="9"><draw:object xlink:href="./Object 40" xlink:type="simple" xlink:show="embed" xlink:actuate="onLoad"/><draw:image xlink:href="./ObjectReplacements/Object 40" xlink:type="simple" xlink:show="embed" xlink:actuate="onLoad"/></draw:frame></text:p>
              </text:list-item>
              <text:list-item>
                <text:p text:style-name="P21"><draw:frame draw:style-name="fr1" draw:name="Objet39" text:anchor-type="as-char" svg:y="-0.363cm" svg:width="3.858cm" svg:height="0.439cm" draw:z-index="10"><draw:object xlink:href="./Object 41" xlink:type="simple" xlink:show="embed" xlink:actuate="onLoad"/><draw:image xlink:href="./ObjectReplacements/Object 41" xlink:type="simple" xlink:show="embed" xlink:actuate="onLoad"/></draw:frame></text:p>
              </text:list-item>
              <text:list-item>
                <text:p text:style-name="P22"><draw:frame draw:style-name="fr1" draw:name="Objet63" text:anchor-type="as-char" svg:y="-0.363cm" svg:width="4.209cm" svg:height="0.452cm" draw:z-index="62"><draw:object xlink:href="./Object 63" xlink:type="simple" xlink:show="embed" xlink:actuate="onLoad"/><draw:image xlink:href="./ObjectReplacements/Object 63" xlink:type="simple" xlink:show="embed" xlink:actuate="onLoad"/></draw:frame></text:p>
              </text:list-item>
            </text:list>
          </text:list-item>
        </text:list>
        <text:p text:style-name="P1"/>
        <text:list xml:id="list175860378057623" text:continue-numbering="true" text:style-name="Exos">
          <text:list-item>
            <text:p text:style-name="P39">Soient A, B <text:span text:style-name="T12">et</text:span> C <text:span text:style-name="T12">trois</text:span> points du plan <text:span text:style-name="T12">et I le milieu de [AB]</text:span>. Démontrer <text:span text:style-name="T12">que</text:span> : <draw:frame draw:style-name="fr1" draw:name="Objet42" text:anchor-type="as-char" svg:y="-0.363cm" svg:width="2.335cm" svg:height="0.439cm" draw:z-index="11"><draw:object xlink:href="./Object 42" xlink:type="simple" xlink:show="embed" xlink:actuate="onLoad"/><draw:image xlink:href="./ObjectReplacements/Object 42" xlink:type="simple" xlink:show="embed" xlink:actuate="onLoad"/></draw:frame></text:p>
          </text:list-item>
        </text:list>
        <text:p text:style-name="P1"/>
        <text:list xml:id="list175861660291765" text:continue-numbering="true" text:style-name="Exos">
          <text:list-item>
            <text:p text:style-name="P41">Soit ABCD un parallélogramme de centre O.</text:p>
            <text:list>
              <text:list-item>
                <text:p text:style-name="P40"><text:span text:style-name="T17">Démontrer que </text:span><text:span text:style-name="T17"><draw:frame draw:style-name="fr1" draw:name="Objet59" text:anchor-type="as-char" svg:y="-0.362cm" svg:width="3.466cm" svg:height="0.437cm" draw:z-index="63"><draw:object xlink:href="./Object 59" xlink:type="simple" xlink:show="embed" xlink:actuate="onLoad"/><draw:image xlink:href="./ObjectReplacements/Object 59" xlink:type="simple" xlink:show="embed" xlink:actuate="onLoad"/></draw:frame></text:span><text:span text:style-name="T17">.</text:span></text:p>
              </text:list-item>
              <text:list-item>
                <text:p text:style-name="P40"><text:span text:style-name="T17">Démontrer que, pour tout point M du plan, </text:span><text:span text:style-name="T17"><draw:frame draw:style-name="fr1" draw:name="Objet60" text:anchor-type="as-char" svg:y="-0.362cm" svg:width="4.344cm" svg:height="0.437cm" draw:z-index="64"><draw:object xlink:href="./Object 60" xlink:type="simple" xlink:show="embed" xlink:actuate="onLoad"/><draw:image xlink:href="./ObjectReplacements/Object 60" xlink:type="simple" xlink:show="embed" xlink:actuate="onLoad"/></draw:frame></text:span><text:span text:style-name="T17">.</text:span></text:p>
              </text:list-item>
            </text:list>
          </text:list-item>
        </text:list>
        <text:p text:style-name="P5"/>
        <text:list xml:id="list175860456267245" text:continue-numbering="true" text:style-name="Exos">
          <text:list-item>
            <text:p text:style-name="P40">Soient A, B <text:span text:style-name="T12">et</text:span> C <text:span text:style-name="T12">trois</text:span> points du plan,<text:span text:style-name="T12"> I le milieu de [AB] et J celui de [AC]</text:span>.</text:p>
            <text:list>
              <text:list-item>
                <text:p text:style-name="P19"><text:span text:style-name="T2">Démontrer </text:span><text:span text:style-name="T3">que</text:span><text:span text:style-name="T2"> : </text:span><text:span text:style-name="T2"><draw:frame draw:style-name="fr1" draw:name="Objet43" text:anchor-type="as-char" svg:y="-0.362cm" svg:width="1.506cm" svg:height="0.459cm" draw:z-index="12"><draw:object xlink:href="./Object 43" xlink:type="simple" xlink:show="embed" xlink:actuate="onLoad"/><draw:image xlink:href="./ObjectReplacements/Object 43" xlink:type="simple" xlink:show="embed" xlink:actuate="onLoad"/></draw:frame></text:span><text:span text:style-name="T2">.</text:span></text:p>
              </text:list-item>
              <text:list-item>
                <text:p text:style-name="P23">Quel théorème de collège vient on de démontrer ?</text:p>
              </text:list-item>
            </text:list>
          </text:list-item>
        </text:list>
        <text:p text:style-name="P11"/>
        <text:list xml:id="list175860460755973" text:continue-numbering="true" text:style-name="Exos">
          <text:list-item>
            <text:p text:style-name="Exos">Soit un triangle ABC.</text:p>
            <text:list>
              <text:list-item>
                <text:p text:style-name="P23">Construire E et F tels que : <draw:frame draw:style-name="fr1" draw:name="Objet44" text:anchor-type="as-char" svg:y="-0.363cm" svg:width="3.256cm" svg:height="0.459cm" draw:z-index="13"><draw:object xlink:href="./Object 44" xlink:type="simple" xlink:show="embed" xlink:actuate="onLoad"/><draw:image xlink:href="./ObjectReplacements/Object 44" xlink:type="simple" xlink:show="embed" xlink:actuate="onLoad"/></draw:frame>.</text:p>
              </text:list-item>
              <text:list-item>
                <text:p text:style-name="P23">Démontrer que F est le milieu de [BC].</text:p>
              </text:list-item>
            </text:list>
          </text:list-item>
        </text:list>
        <text:p text:style-name="P4"/>
        <text:list xml:id="list175861312479133" text:continue-numbering="true" text:style-name="Exos">
          <text:list-item>
            <text:p text:style-name="P45">Soit ABC un triangle.</text:p>
            <text:list>
              <text:list-item>
                <text:p text:style-name="P31">Construire les points D et E définis par :<text:line-break/><draw:frame draw:style-name="fr1" draw:name="Objet61" text:anchor-type="as-char" svg:y="-0.363cm" svg:width="2.993cm" svg:height="0.439cm" draw:z-index="65"><draw:object xlink:href="./Object 61" xlink:type="simple" xlink:show="embed" xlink:actuate="onLoad"/><draw:image xlink:href="./ObjectReplacements/Object 61" xlink:type="simple" xlink:show="embed" xlink:actuate="onLoad"/></draw:frame> <text:s/>et <text:s/><draw:frame draw:style-name="fr1" draw:name="Objet62" text:anchor-type="as-char" svg:y="-0.363cm" svg:width="2.514cm" svg:height="0.439cm" draw:z-index="66"><draw:object xlink:href="./Object 62" xlink:type="simple" xlink:show="embed" xlink:actuate="onLoad"/><draw:image xlink:href="./ObjectReplacements/Object 62" xlink:type="simple" xlink:show="embed" xlink:actuate="onLoad"/></draw:frame>.</text:p>
              </text:list-item>
              <text:list-item>
                <text:p text:style-name="P31">Que remarque-t-on ? Le démontrer.</text:p>
              </text:list-item>
            </text:list>
          </text:list-item>
        </text:list>
        <text:p text:style-name="P12"/>
        <text:list xml:id="list175859829788539" text:continue-numbering="true" text:style-name="Exos">
          <text:list-item>
            <text:p text:style-name="P35"><text:span text:style-name="T21">EFGH est un parallélogramme de centre O</text:span>.</text:p>
            <text:list>
              <text:list-item>
                <text:p text:style-name="P24">Construire <text:span text:style-name="T15">les points S et T </text:span>tel<text:span text:style-name="T21">s</text:span> que : <draw:frame draw:style-name="fr1" draw:name="Objet56" text:anchor-type="as-char" svg:y="-0.362cm" svg:width="2.187cm" svg:height="0.459cm" draw:z-index="67"><draw:object xlink:href="./Object 56" xlink:type="simple" xlink:show="embed" xlink:actuate="onLoad"/><draw:image xlink:href="./ObjectReplacements/Object 56" xlink:type="simple" xlink:show="embed" xlink:actuate="onLoad"/></draw:frame><text:s/><text:span text:style-name="T21">et </text:span><text:span text:style-name="T21"><draw:frame draw:style-name="fr1" draw:name="Objet66" text:anchor-type="as-char" svg:y="-0.362cm" svg:width="2.263cm" svg:height="0.459cm" draw:z-index="68"><draw:object xlink:href="./Object 66" xlink:type="simple" xlink:show="embed" xlink:actuate="onLoad"/><draw:image xlink:href="./ObjectReplacements/Object 66" xlink:type="simple" xlink:show="embed" xlink:actuate="onLoad"/></draw:frame></text:span></text:p>
              </text:list-item>
              <text:list-item>
                <text:p text:style-name="P24"><text:span text:style-name="T21">Démontrer que </text:span><text:span text:style-name="T21"><draw:frame draw:style-name="fr1" draw:name="Objet57" text:anchor-type="as-char" svg:y="-0.363cm" svg:width="1.893cm" svg:height="0.439cm" draw:z-index="69"><draw:object xlink:href="./Object 57" xlink:type="simple" xlink:show="embed" xlink:actuate="onLoad"/><draw:image xlink:href="./ObjectReplacements/Object 57" xlink:type="simple" xlink:show="embed" xlink:actuate="onLoad"/></draw:frame></text:span>. <text:span text:style-name="T21">Que peut-on en déduire ?</text:span></text:p>
              </text:list-item>
            </text:list>
          </text:list-item>
        </text:list>
        <text:p text:style-name="P13"/>
        <text:list xml:id="list175860122419420" text:continue-numbering="true" text:style-name="Exos">
          <text:list-item>
            <text:p text:style-name="P35">Soit ABC un triangle <text:span text:style-name="T15">rectangle en A</text:span>.</text:p>
            <text:list>
              <text:list-item>
                <text:p text:style-name="P25">Construire <text:span text:style-name="T15">le point D </text:span>tel que : <draw:frame draw:style-name="fr1" draw:name="Objet64" text:anchor-type="as-char" svg:y="-0.362cm" svg:width="1.565cm" svg:height="0.437cm" draw:z-index="70"><draw:object xlink:href="./Object 64" xlink:type="simple" xlink:show="embed" xlink:actuate="onLoad"/><draw:image xlink:href="./ObjectReplacements/Object 64" xlink:type="simple" xlink:show="embed" xlink:actuate="onLoad"/><svg:desc>formule</svg:desc></draw:frame>.</text:p>
              </text:list-item>
              <text:list-item>
                <text:p text:style-name="P25">Construire <text:span text:style-name="T15">le point E </text:span>tel que : <draw:frame draw:style-name="fr1" draw:name="Objet65" text:anchor-type="as-char" svg:y="-0.363cm" svg:width="2.194cm" svg:height="0.439cm" draw:z-index="71"><draw:object xlink:href="./Object 65" xlink:type="simple" xlink:show="embed" xlink:actuate="onLoad"/><draw:image xlink:href="./ObjectReplacements/Object 65" xlink:type="simple" xlink:show="embed" xlink:actuate="onLoad"/><svg:desc>formule</svg:desc></draw:frame>.</text:p>
              </text:list-item>
              <text:list-item>
                <text:p text:style-name="P28">Quelle est la nature du quadrilatère BCDE ?</text:p>
              </text:list-item>
            </text:list>
          </text:list-item>
        </text:list>
        <text:p text:style-name="P7"/>
        <text:list xml:id="list175861317257834" text:continue-numbering="true" text:style-name="Exos">
          <text:list-item>
            <text:p text:style-name="P46">ABC<text:span text:style-name="T13">D est un parallélogramme de centre O</text:span>.<text:line-break/><text:span text:style-name="T13">M est le symétrique de A par rapport à B et N le symétrique de C par rapport à D.</text:span></text:p>
            <text:list>
              <text:list-item>
                <text:p text:style-name="P29">Montrer que <draw:frame draw:style-name="fr1" draw:name="Objet45" text:anchor-type="as-char" svg:y="-0.358cm" svg:width="1.617cm" svg:height="0.434cm" draw:z-index="14"><draw:object xlink:href="./Object 45" xlink:type="simple" xlink:show="embed" xlink:actuate="onLoad"/><draw:image xlink:href="./ObjectReplacements/Object 45" xlink:type="simple" xlink:show="embed" xlink:actuate="onLoad"/></draw:frame>.</text:p>
              </text:list-item>
              <text:list-item>
                <text:p text:style-name="P26"><text:span text:style-name="T13">En déduire que O</text:span> est le milieu de [<text:span text:style-name="T13">MN</text:span>].</text:p>
              </text:list-item>
              <text:list-item>
                <text:p text:style-name="P29">Déterminer la nature d<text:span text:style-name="T16">u quadrilatère </text:span>AMCN.</text:p>
              </text:list-item>
            </text:list>
          </text:list-item>
        </text:list>
        <text:p text:style-name="P3"/>
        <text:list xml:id="list175860686764173" text:continue-numbering="true" text:style-name="Exos">
          <text:list-item>
            <text:p text:style-name="P36"><text:span text:style-name="T13">Soit un quadrilatère </text:span>ABC<text:span text:style-name="T13">D<text:line-break/>et les points E, F, G et H définis par :<text:line-break/></text:span><text:span text:style-name="T13"><draw:frame draw:style-name="fr1" draw:name="Objet47" text:anchor-type="as-char" svg:y="-0.519cm" svg:width="1.801cm" svg:height="0.854cm" draw:z-index="15"><draw:object xlink:href="./Object 47" xlink:type="simple" xlink:show="embed" xlink:actuate="onLoad"/><draw:image xlink:href="./ObjectReplacements/Object 47" xlink:type="simple" xlink:show="embed" xlink:actuate="onLoad"/></draw:frame></text:span><text:span text:style-name="T13"> ; </text:span><text:span text:style-name="T13"><draw:frame draw:style-name="fr1" draw:name="Objet48" text:anchor-type="as-char" svg:y="-0.519cm" svg:width="1.711cm" svg:height="0.854cm" draw:z-index="16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13"> ; </text:span><text:span text:style-name="T13"><draw:frame draw:style-name="fr1" draw:name="Objet49" text:anchor-type="as-char" svg:y="-0.519cm" svg:width="1.81cm" svg:height="0.854cm" draw:z-index="17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13"><text:s/>et </text:span><text:span text:style-name="T13"><draw:frame draw:style-name="fr1" draw:name="Objet50" text:anchor-type="as-char" svg:y="-0.519cm" svg:width="1.87cm" svg:height="0.854cm" draw:z-index="18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p>
            <text:list>
              <text:list-item>
                <text:p text:style-name="P29"><text:span text:style-name="T14">En décomposant </text:span><text:span text:style-name="T14"><draw:frame draw:style-name="fr1" draw:name="Objet51" text:anchor-type="as-char" svg:y="-0.358cm" svg:width="0.64cm" svg:height="0.453cm" draw:z-index="19"><draw:object xlink:href="./Object 51" xlink:type="simple" xlink:show="embed" xlink:actuate="onLoad"/><draw:image xlink:href="./ObjectReplacements/Object 51" xlink:type="simple" xlink:show="embed" xlink:actuate="onLoad"/></draw:frame></text:span><text:span text:style-name="T14"><text:s/>en </text:span><text:span text:style-name="T14"><draw:frame draw:style-name="fr1" draw:name="Objet52" text:anchor-type="as-char" svg:y="-0.363cm" svg:width="2.148cm" svg:height="0.459cm" draw:z-index="20"><draw:object xlink:href="./Object 52" xlink:type="simple" xlink:show="embed" xlink:actuate="onLoad"/><draw:image xlink:href="./ObjectReplacements/Object 52" xlink:type="simple" xlink:show="embed" xlink:actuate="onLoad"/></draw:frame></text:span><text:span text:style-name="T14">,<text:line-break/>m</text:span>ontrer que <draw:frame draw:style-name="fr1" draw:name="Objet46" text:anchor-type="as-char" svg:y="-0.519cm" svg:width="1.739cm" svg:height="0.834cm" draw:z-index="21"><draw:object xlink:href="./Object 46" xlink:type="simple" xlink:show="embed" xlink:actuate="onLoad"/><draw:image xlink:href="./ObjectReplacements/Object 46" xlink:type="simple" xlink:show="embed" xlink:actuate="onLoad"/><svg:desc>formule</svg:desc></draw:frame>.</text:p>
              </text:list-item>
              <text:list-item>
                <text:p text:style-name="P27"><text:span text:style-name="T14">Exprimer de même </text:span><text:span text:style-name="T14"><draw:frame draw:style-name="fr1" draw:name="Objet53" text:anchor-type="as-char" svg:y="-0.363cm" svg:width="0.76cm" svg:height="0.459cm" draw:z-index="22"><draw:object xlink:href="./Object 53" xlink:type="simple" xlink:show="embed" xlink:actuate="onLoad"/><draw:image xlink:href="./ObjectReplacements/Object 53" xlink:type="simple" xlink:show="embed" xlink:actuate="onLoad"/></draw:frame></text:span><text:span text:style-name="T14"><text:s/>en fonction de </text:span><text:span text:style-name="T14"><draw:frame draw:style-name="fr1" draw:name="Objet54" text:anchor-type="as-char" svg:y="-0.363cm" svg:width="0.734cm" svg:height="0.439cm" draw:z-index="23"><draw:object xlink:href="./Object 54" xlink:type="simple" xlink:show="embed" xlink:actuate="onLoad"/><draw:image xlink:href="./ObjectReplacements/Object 54" xlink:type="simple" xlink:show="embed" xlink:actuate="onLoad"/></draw:frame></text:span><text:span text:style-name="T14">.</text:span></text:p>
              </text:list-item>
              <text:list-item>
                <text:p text:style-name="P27"><text:span text:style-name="T14">En déduire que </text:span><text:span text:style-name="T14"><draw:frame draw:style-name="fr1" draw:name="Objet55" text:anchor-type="as-char" svg:y="-0.362cm" svg:width="1.466cm" svg:height="0.459cm" draw:z-index="24"><draw:object xlink:href="./Object 55" xlink:type="simple" xlink:show="embed" xlink:actuate="onLoad"/><draw:image xlink:href="./ObjectReplacements/Object 55" xlink:type="simple" xlink:show="embed" xlink:actuate="onLoad"/></draw:frame></text:span><text:span text:style-name="T14">.</text:span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52" svg:viewBox="0 0 20 30" svg:d="M10 0l-10 30h20z"/>
    <draw:marker draw:name="a54" svg:viewBox="0 0 20 30" svg:d="M10 0l-10 30h20z"/>
    <draw:marker draw:name="a57" svg:viewBox="0 0 20 30" svg:d="M10 0l-10 30h20z"/>
    <draw:marker draw:name="a59" svg:viewBox="0 0 20 30" svg:d="M10 0l-10 30h20z"/>
    <draw:stroke-dash draw:name="Dashed_20__28_var_29__20_10" draw:display-name="Dashed (var) 10" draw:style="rect" draw:dots1="1" draw:dots1-length="0.016cm" draw:dots2="1" draw:dots2-length="0.016cm" draw:distance="0.016cm"/>
    <draw:stroke-dash draw:name="Dashed_20__28_var_29__20_11" draw:display-name="Dashed (var) 11" draw:style="rect" draw:dots1="1" draw:dots1-length="0.016cm" draw:dots2="1" draw:dots2-length="0.016cm" draw:distance="0.016cm"/>
    <draw:stroke-dash draw:name="Dashed_20__28_var_29__20_12" draw:display-name="Dashed (var) 12" draw:style="rect" draw:dots1="1" draw:dots1-length="0.016cm" draw:dots2="1" draw:dots2-length="0.016cm" draw:distance="0.016cm"/>
    <draw:stroke-dash draw:name="Dashed_20__28_var_29__20_13" draw:display-name="Dashed (var) 13" draw:style="rect" draw:dots1="1" draw:dots1-length="0.009cm" draw:dots2="1" draw:dots2-length="0.009cm" draw:distance="0.009cm"/>
    <draw:stroke-dash draw:name="Dashed_20__28_var_29__20_14" draw:display-name="Dashed (var) 14" draw:style="rect" draw:dots1="1" draw:dots1-length="0.009cm" draw:dots2="1" draw:dots2-length="0.009cm" draw:distance="0.009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09cm" draw:dots2="1" draw:dots2-length="0.009cm" draw:distance="0.009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09cm" draw:dots2="1" draw:dots2-length="0.009cm" draw:distance="0.009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09cm" draw:dots2="1" draw:dots2-length="0.009cm" draw:distance="0.009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9cm" draw:dots2="1" draw:dots2-length="0.009cm" draw:distance="0.009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9cm" draw:dots2="1" draw:dots2-length="0.009cm" draw:distance="0.009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9cm" draw:dots2="1" draw:dots2-length="0.009cm" draw:distance="0.009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09cm" draw:dots2="1" draw:dots2-length="0.009cm" draw:distance="0.009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6cm" draw:dots2="1" draw:dots2-length="0.006cm" draw:distance="0.006cm"/>
    <draw:stroke-dash draw:name="Dashed_20__28_var_29__20_217" draw:display-name="Dashed (var) 217" draw:style="rect" draw:dots1="1" draw:dots1-length="0.006cm" draw:dots2="1" draw:dots2-length="0.006cm" draw:distance="0.006cm"/>
    <draw:stroke-dash draw:name="Dashed_20__28_var_29__20_218" draw:display-name="Dashed (var) 218" draw:style="rect" draw:dots1="1" draw:dots1-length="0.006cm" draw:dots2="1" draw:dots2-length="0.006cm" draw:distance="0.006cm"/>
    <draw:stroke-dash draw:name="Dashed_20__28_var_29__20_219" draw:display-name="Dashed (var) 219" draw:style="rect" draw:dots1="1" draw:dots1-length="0.006cm" draw:dots2="1" draw:dots2-length="0.006cm" draw:distance="0.006cm"/>
    <draw:stroke-dash draw:name="Dashed_20__28_var_29__20_22" draw:display-name="Dashed (var) 22" draw:style="rect" draw:dots1="1" draw:dots1-length="0.009cm" draw:dots2="1" draw:dots2-length="0.009cm" draw:distance="0.009cm"/>
    <draw:stroke-dash draw:name="Dashed_20__28_var_29__20_220" draw:display-name="Dashed (var) 220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2" draw:display-name="Dashed (var) 2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6cm" draw:dots2="1" draw:dots2-length="0.006cm" draw:distance="0.006cm"/>
    <draw:stroke-dash draw:name="Dashed_20__28_var_29__20_224" draw:display-name="Dashed (var) 224" draw:style="rect" draw:dots1="1" draw:dots1-length="0.006cm" draw:dots2="1" draw:dots2-length="0.006cm" draw:distance="0.006cm"/>
    <draw:stroke-dash draw:name="Dashed_20__28_var_29__20_225" draw:display-name="Dashed (var) 225" draw:style="rect" draw:dots1="1" draw:dots1-length="0.006cm" draw:dots2="1" draw:dots2-length="0.006cm" draw:distance="0.006cm"/>
    <draw:stroke-dash draw:name="Dashed_20__28_var_29__20_226" draw:display-name="Dashed (var) 226" draw:style="rect" draw:dots1="1" draw:dots1-length="0.006cm" draw:dots2="1" draw:dots2-length="0.006cm" draw:distance="0.006cm"/>
    <draw:stroke-dash draw:name="Dashed_20__28_var_29__20_227" draw:display-name="Dashed (var) 227" draw:style="rect" draw:dots1="1" draw:dots1-length="0.006cm" draw:dots2="1" draw:dots2-length="0.006cm" draw:distance="0.006cm"/>
    <draw:stroke-dash draw:name="Dashed_20__28_var_29__20_228" draw:display-name="Dashed (var) 228" draw:style="rect" draw:dots1="1" draw:dots1-length="0.006cm" draw:dots2="1" draw:dots2-length="0.006cm" draw:distance="0.006cm"/>
    <draw:stroke-dash draw:name="Dashed_20__28_var_29__20_229" draw:display-name="Dashed (var) 229" draw:style="rect" draw:dots1="1" draw:dots1-length="0.006cm" draw:dots2="1" draw:dots2-length="0.006cm" draw:distance="0.006cm"/>
    <draw:stroke-dash draw:name="Dashed_20__28_var_29__20_23" draw:display-name="Dashed (var) 23" draw:style="rect" draw:dots1="1" draw:dots1-length="0.005cm" draw:dots2="1" draw:dots2-length="0.005cm" draw:distance="0.005cm"/>
    <draw:stroke-dash draw:name="Dashed_20__28_var_29__20_230" draw:display-name="Dashed (var) 230" draw:style="rect" draw:dots1="1" draw:dots1-length="0.006cm" draw:dots2="1" draw:dots2-length="0.006cm" draw:distance="0.006cm"/>
    <draw:stroke-dash draw:name="Dashed_20__28_var_29__20_231" draw:display-name="Dashed (var) 231" draw:style="rect" draw:dots1="1" draw:dots1-length="0.006cm" draw:dots2="1" draw:dots2-length="0.006cm" draw:distance="0.006cm"/>
    <draw:stroke-dash draw:name="Dashed_20__28_var_29__20_232" draw:display-name="Dashed (var) 232" draw:style="rect" draw:dots1="1" draw:dots1-length="0.006cm" draw:dots2="1" draw:dots2-length="0.006cm" draw:distance="0.006cm"/>
    <draw:stroke-dash draw:name="Dashed_20__28_var_29__20_233" draw:display-name="Dashed (var) 233" draw:style="rect" draw:dots1="1" draw:dots1-length="0.006cm" draw:dots2="1" draw:dots2-length="0.006cm" draw:distance="0.006cm"/>
    <draw:stroke-dash draw:name="Dashed_20__28_var_29__20_234" draw:display-name="Dashed (var) 234" draw:style="rect" draw:dots1="1" draw:dots1-length="0.006cm" draw:dots2="1" draw:dots2-length="0.006cm" draw:distance="0.006cm"/>
    <draw:stroke-dash draw:name="Dashed_20__28_var_29__20_235" draw:display-name="Dashed (var) 235" draw:style="rect" draw:dots1="1" draw:dots1-length="0.006cm" draw:dots2="1" draw:dots2-length="0.006cm" draw:distance="0.006cm"/>
    <draw:stroke-dash draw:name="Dashed_20__28_var_29__20_236" draw:display-name="Dashed (var) 236" draw:style="rect" draw:dots1="1" draw:dots1-length="0.006cm" draw:dots2="1" draw:dots2-length="0.006cm" draw:distance="0.006cm"/>
    <draw:stroke-dash draw:name="Dashed_20__28_var_29__20_237" draw:display-name="Dashed (var) 237" draw:style="rect" draw:dots1="1" draw:dots1-length="0.006cm" draw:dots2="1" draw:dots2-length="0.006cm" draw:distance="0.006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5cm" draw:dots2="1" draw:dots2-length="0.005cm" draw:distance="0.005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5" draw:display-name="Dashed (var) 245" draw:style="rect" draw:dots1="1" draw:dots1-length="0.006cm" draw:dots2="1" draw:dots2-length="0.006cm" draw:distance="0.006cm"/>
    <draw:stroke-dash draw:name="Dashed_20__28_var_29__20_246" draw:display-name="Dashed (var) 246" draw:style="rect" draw:dots1="1" draw:dots1-length="0.006cm" draw:dots2="1" draw:dots2-length="0.006cm" draw:distance="0.006cm"/>
    <draw:stroke-dash draw:name="Dashed_20__28_var_29__20_247" draw:display-name="Dashed (var) 247" draw:style="rect" draw:dots1="1" draw:dots1-length="0.006cm" draw:dots2="1" draw:dots2-length="0.006cm" draw:distance="0.006cm"/>
    <draw:stroke-dash draw:name="Dashed_20__28_var_29__20_248" draw:display-name="Dashed (var) 248" draw:style="rect" draw:dots1="1" draw:dots1-length="0.006cm" draw:dots2="1" draw:dots2-length="0.006cm" draw:distance="0.006cm"/>
    <draw:stroke-dash draw:name="Dashed_20__28_var_29__20_249" draw:display-name="Dashed (var) 249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5cm" draw:dots2="1" draw:dots2-length="0.005cm" draw:distance="0.005cm"/>
    <draw:stroke-dash draw:name="Dashed_20__28_var_29__20_250" draw:display-name="Dashed (var) 250" draw:style="rect" draw:dots1="1" draw:dots1-length="0.006cm" draw:dots2="1" draw:dots2-length="0.006cm" draw:distance="0.006cm"/>
    <draw:stroke-dash draw:name="Dashed_20__28_var_29__20_251" draw:display-name="Dashed (var) 251" draw:style="rect" draw:dots1="1" draw:dots1-length="0.006cm" draw:dots2="1" draw:dots2-length="0.006cm" draw:distance="0.006cm"/>
    <draw:stroke-dash draw:name="Dashed_20__28_var_29__20_252" draw:display-name="Dashed (var) 252" draw:style="rect" draw:dots1="1" draw:dots1-length="0.006cm" draw:dots2="1" draw:dots2-length="0.006cm" draw:distance="0.006cm"/>
    <draw:stroke-dash draw:name="Dashed_20__28_var_29__20_253" draw:display-name="Dashed (var) 253" draw:style="rect" draw:dots1="1" draw:dots1-length="0.006cm" draw:dots2="1" draw:dots2-length="0.006cm" draw:distance="0.006cm"/>
    <draw:stroke-dash draw:name="Dashed_20__28_var_29__20_254" draw:display-name="Dashed (var) 254" draw:style="rect" draw:dots1="1" draw:dots1-length="0.006cm" draw:dots2="1" draw:dots2-length="0.006cm" draw:distance="0.006cm"/>
    <draw:stroke-dash draw:name="Dashed_20__28_var_29__20_255" draw:display-name="Dashed (var) 255" draw:style="rect" draw:dots1="1" draw:dots1-length="0.006cm" draw:dots2="1" draw:dots2-length="0.006cm" draw:distance="0.006cm"/>
    <draw:stroke-dash draw:name="Dashed_20__28_var_29__20_256" draw:display-name="Dashed (var) 256" draw:style="rect" draw:dots1="1" draw:dots1-length="0.006cm" draw:dots2="1" draw:dots2-length="0.006cm" draw:distance="0.006cm"/>
    <draw:stroke-dash draw:name="Dashed_20__28_var_29__20_257" draw:display-name="Dashed (var) 257" draw:style="rect" draw:dots1="1" draw:dots1-length="0.006cm" draw:dots2="1" draw:dots2-length="0.006cm" draw:distance="0.006cm"/>
    <draw:stroke-dash draw:name="Dashed_20__28_var_29__20_258" draw:display-name="Dashed (var) 258" draw:style="rect" draw:dots1="1" draw:dots1-length="0.006cm" draw:dots2="1" draw:dots2-length="0.006cm" draw:distance="0.006cm"/>
    <draw:stroke-dash draw:name="Dashed_20__28_var_29__20_259" draw:display-name="Dashed (var) 25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5cm" draw:dots2="1" draw:dots2-length="0.005cm" draw:distance="0.005cm"/>
    <draw:stroke-dash draw:name="Dashed_20__28_var_29__20_260" draw:display-name="Dashed (var) 260" draw:style="rect" draw:dots1="1" draw:dots1-length="0.006cm" draw:dots2="1" draw:dots2-length="0.006cm" draw:distance="0.006cm"/>
    <draw:stroke-dash draw:name="Dashed_20__28_var_29__20_261" draw:display-name="Dashed (var) 261" draw:style="rect" draw:dots1="1" draw:dots1-length="0.006cm" draw:dots2="1" draw:dots2-length="0.006cm" draw:distance="0.006cm"/>
    <draw:stroke-dash draw:name="Dashed_20__28_var_29__20_262" draw:display-name="Dashed (var) 262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5cm" draw:dots2="1" draw:dots2-length="0.005cm" draw:distance="0.005cm"/>
    <draw:stroke-dash draw:name="Dashed_20__28_var_29__20_28" draw:display-name="Dashed (var) 28" draw:style="rect" draw:dots1="1" draw:dots1-length="0.005cm" draw:dots2="1" draw:dots2-length="0.005cm" draw:distance="0.005cm"/>
    <draw:stroke-dash draw:name="Dashed_20__28_var_29__20_29" draw:display-name="Dashed (var) 29" draw:style="rect" draw:dots1="1" draw:dots1-length="0.005cm" draw:dots2="1" draw:dots2-length="0.005cm" draw:distance="0.005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05cm" draw:dots2="1" draw:dots2-length="0.005cm" draw:distance="0.005cm"/>
    <draw:stroke-dash draw:name="Dashed_20__28_var_29__20_31" draw:display-name="Dashed (var) 31" draw:style="rect" draw:dots1="1" draw:dots1-length="0.005cm" draw:dots2="1" draw:dots2-length="0.005cm" draw:distance="0.005cm"/>
    <draw:stroke-dash draw:name="Dashed_20__28_var_29__20_32" draw:display-name="Dashed (var) 32" draw:style="rect" draw:dots1="1" draw:dots1-length="0.005cm" draw:dots2="1" draw:dots2-length="0.005cm" draw:distance="0.005cm"/>
    <draw:stroke-dash draw:name="Dashed_20__28_var_29__20_33" draw:display-name="Dashed (var) 33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03cm" draw:dots2="1" draw:dots2-length="0.003cm" draw:distance="0.003cm"/>
    <draw:stroke-dash draw:name="Dashed_20__28_var_29__20_35" draw:display-name="Dashed (var) 35" draw:style="rect" draw:dots1="1" draw:dots1-length="0.003cm" draw:dots2="1" draw:dots2-length="0.003cm" draw:distance="0.003cm"/>
    <draw:stroke-dash draw:name="Dashed_20__28_var_29__20_36" draw:display-name="Dashed (var) 36" draw:style="rect" draw:dots1="1" draw:dots1-length="0.003cm" draw:dots2="1" draw:dots2-length="0.003cm" draw:distance="0.003cm"/>
    <draw:stroke-dash draw:name="Dashed_20__28_var_29__20_37" draw:display-name="Dashed (var) 37" draw:style="rect" draw:dots1="1" draw:dots1-length="0.003cm" draw:dots2="1" draw:dots2-length="0.003cm" draw:distance="0.003cm"/>
    <draw:stroke-dash draw:name="Dashed_20__28_var_29__20_38" draw:display-name="Dashed (var) 38" draw:style="rect" draw:dots1="1" draw:dots1-length="0.003cm" draw:dots2="1" draw:dots2-length="0.003cm" draw:distance="0.003cm"/>
    <draw:stroke-dash draw:name="Dashed_20__28_var_29__20_39" draw:display-name="Dashed (var) 39" draw:style="rect" draw:dots1="1" draw:dots1-length="0.003cm" draw:dots2="1" draw:dots2-length="0.003cm" draw:distance="0.003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40" draw:display-name="Dashed (var) 40" draw:style="rect" draw:dots1="1" draw:dots1-length="0.003cm" draw:dots2="1" draw:dots2-length="0.003cm" draw:distance="0.003cm"/>
    <draw:stroke-dash draw:name="Dashed_20__28_var_29__20_41" draw:display-name="Dashed (var) 41" draw:style="rect" draw:dots1="1" draw:dots1-length="0.003cm" draw:dots2="1" draw:dots2-length="0.003cm" draw:distance="0.003cm"/>
    <draw:stroke-dash draw:name="Dashed_20__28_var_29__20_42" draw:display-name="Dashed (var) 42" draw:style="rect" draw:dots1="1" draw:dots1-length="0.003cm" draw:dots2="1" draw:dots2-length="0.003cm" draw:distance="0.003cm"/>
    <draw:stroke-dash draw:name="Dashed_20__28_var_29__20_43" draw:display-name="Dashed (var) 43" draw:style="rect" draw:dots1="1" draw:dots1-length="0.002cm" draw:dots2="1" draw:dots2-length="0.002cm" draw:distance="0.002cm"/>
    <draw:stroke-dash draw:name="Dashed_20__28_var_29__20_44" draw:display-name="Dashed (var) 44" draw:style="rect" draw:dots1="1" draw:dots1-length="0.002cm" draw:dots2="1" draw:dots2-length="0.002cm" draw:distance="0.002cm"/>
    <draw:stroke-dash draw:name="Dashed_20__28_var_29__20_45" draw:display-name="Dashed (var) 45" draw:style="rect" draw:dots1="1" draw:dots1-length="0.002cm" draw:dots2="1" draw:dots2-length="0.002cm" draw:distance="0.002cm"/>
    <draw:stroke-dash draw:name="Dashed_20__28_var_29__20_46" draw:display-name="Dashed (var) 46" draw:style="rect" draw:dots1="1" draw:dots1-length="0.002cm" draw:dots2="1" draw:dots2-length="0.002cm" draw:distance="0.002cm"/>
    <draw:stroke-dash draw:name="Dashed_20__28_var_29__20_47" draw:display-name="Dashed (var) 47" draw:style="rect" draw:dots1="1" draw:dots1-length="0.002cm" draw:dots2="1" draw:dots2-length="0.002cm" draw:distance="0.002cm"/>
    <draw:stroke-dash draw:name="Dashed_20__28_var_29__20_48" draw:display-name="Dashed (var) 48" draw:style="rect" draw:dots1="1" draw:dots1-length="0.002cm" draw:dots2="1" draw:dots2-length="0.002cm" draw:distance="0.002cm"/>
    <draw:stroke-dash draw:name="Dashed_20__28_var_29__20_49" draw:display-name="Dashed (var) 49" draw:style="rect" draw:dots1="1" draw:dots1-length="0.002cm" draw:dots2="1" draw:dots2-length="0.002cm" draw:distance="0.002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50" draw:display-name="Dashed (var) 50" draw:style="rect" draw:dots1="1" draw:dots1-length="0.002cm" draw:dots2="1" draw:dots2-length="0.002cm" draw:distance="0.002cm"/>
    <draw:stroke-dash draw:name="Dashed_20__28_var_29__20_51" draw:display-name="Dashed (var) 51" draw:style="rect" draw:dots1="1" draw:dots1-length="0.002cm" draw:dots2="1" draw:dots2-length="0.002cm" draw:distance="0.002cm"/>
    <draw:stroke-dash draw:name="Dashed_20__28_var_29__20_52" draw:display-name="Dashed (var) 52" draw:style="rect" draw:dots1="1" draw:dots1-length="0.002cm" draw:dots2="1" draw:dots2-length="0.002cm" draw:distance="0.002cm"/>
    <draw:stroke-dash draw:name="Dashed_20__28_var_29__20_53" draw:display-name="Dashed (var) 53" draw:style="rect" draw:dots1="1" draw:dots1-length="0.002cm" draw:dots2="1" draw:dots2-length="0.002cm" draw:distance="0.002cm"/>
    <draw:stroke-dash draw:name="Dashed_20__28_var_29__20_54" draw:display-name="Dashed (var) 54" draw:style="rect" draw:dots1="1" draw:dots1-length="0.002cm" draw:dots2="1" draw:dots2-length="0.002cm" draw:distance="0.002cm"/>
    <draw:stroke-dash draw:name="Dashed_20__28_var_29__20_55" draw:display-name="Dashed (var) 55" draw:style="rect" draw:dots1="1" draw:dots1-length="0.002cm" draw:dots2="1" draw:dots2-length="0.002cm" draw:distance="0.002cm"/>
    <draw:stroke-dash draw:name="Dashed_20__28_var_29__20_56" draw:display-name="Dashed (var) 56" draw:style="rect" draw:dots1="1" draw:dots1-length="0.002cm" draw:dots2="1" draw:dots2-length="0.002cm" draw:distance="0.002cm"/>
    <draw:stroke-dash draw:name="Dashed_20__28_var_29__20_57" draw:display-name="Dashed (var) 57" draw:style="rect" draw:dots1="1" draw:dots1-length="0.002cm" draw:dots2="1" draw:dots2-length="0.002cm" draw:distance="0.002cm"/>
    <draw:stroke-dash draw:name="Dashed_20__28_var_29__20_58" draw:display-name="Dashed (var) 58" draw:style="rect" draw:dots1="1" draw:dots1-length="0.002cm" draw:dots2="1" draw:dots2-length="0.002cm" draw:distance="0.002cm"/>
    <draw:stroke-dash draw:name="Dashed_20__28_var_29__20_59" draw:display-name="Dashed (var) 5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6cm" draw:dots2="1" draw:dots2-length="0.016cm" draw:distance="0.016cm"/>
    <draw:stroke-dash draw:name="Dashed_20__28_var_29__20_60" draw:display-name="Dashed (var) 60" draw:style="rect" draw:dots1="1" draw:dots1-length="0.002cm" draw:dots2="1" draw:dots2-length="0.002cm" draw:distance="0.002cm"/>
    <draw:stroke-dash draw:name="Dashed_20__28_var_29__20_61" draw:display-name="Dashed (var) 61" draw:style="rect" draw:dots1="1" draw:dots1-length="0.002cm" draw:dots2="1" draw:dots2-length="0.002cm" draw:distance="0.002cm"/>
    <draw:stroke-dash draw:name="Dashed_20__28_var_29__20_62" draw:display-name="Dashed (var) 62" draw:style="rect" draw:dots1="1" draw:dots1-length="0.002cm" draw:dots2="1" draw:dots2-length="0.002cm" draw:distance="0.002cm"/>
    <draw:stroke-dash draw:name="Dashed_20__28_var_29__20_63" draw:display-name="Dashed (var) 63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02cm" draw:dots2="1" draw:dots2-length="0.002cm" draw:distance="0.002cm"/>
    <draw:stroke-dash draw:name="Dashed_20__28_var_29__20_65" draw:display-name="Dashed (var) 65" draw:style="rect" draw:dots1="1" draw:dots1-length="0.002cm" draw:dots2="1" draw:dots2-length="0.002cm" draw:distance="0.002cm"/>
    <draw:stroke-dash draw:name="Dashed_20__28_var_29__20_66" draw:display-name="Dashed (var) 66" draw:style="rect" draw:dots1="1" draw:dots1-length="0.002cm" draw:dots2="1" draw:dots2-length="0.002cm" draw:distance="0.002cm"/>
    <draw:stroke-dash draw:name="Dashed_20__28_var_29__20_67" draw:display-name="Dashed (var) 67" draw:style="rect" draw:dots1="1" draw:dots1-length="0.002cm" draw:dots2="1" draw:dots2-length="0.002cm" draw:distance="0.002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6cm" draw:dots2="1" draw:dots2-length="0.016cm" draw:distance="0.016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01cm" draw:dots2="1" draw:dots2-length="0.001cm" draw:distance="0.001cm"/>
    <draw:stroke-dash draw:name="Dashed_20__28_var_29__20_74" draw:display-name="Dashed (var) 74" draw:style="rect" draw:dots1="1" draw:dots1-length="0.001cm" draw:dots2="1" draw:dots2-length="0.001cm" draw:distance="0.001cm"/>
    <draw:stroke-dash draw:name="Dashed_20__28_var_29__20_75" draw:display-name="Dashed (var) 75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1cm" draw:dots2="1" draw:dots2-length="0.001cm" draw:distance="0.001cm"/>
    <draw:stroke-dash draw:name="Dashed_20__28_var_29__20_77" draw:display-name="Dashed (var) 77" draw:style="rect" draw:dots1="1" draw:dots1-length="0.001cm" draw:dots2="1" draw:dots2-length="0.001cm" draw:distance="0.001cm"/>
    <draw:stroke-dash draw:name="Dashed_20__28_var_29__20_78" draw:display-name="Dashed (var) 78" draw:style="rect" draw:dots1="1" draw:dots1-length="0.001cm" draw:dots2="1" draw:dots2-length="0.001cm" draw:distance="0.001cm"/>
    <draw:stroke-dash draw:name="Dashed_20__28_var_29__20_79" draw:display-name="Dashed (var) 7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6cm" draw:dots2="1" draw:dots2-length="0.016cm" draw:distance="0.016cm"/>
    <draw:stroke-dash draw:name="Dashed_20__28_var_29__20_80" draw:display-name="Dashed (var) 80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01cm" draw:dots2="1" draw:dots2-length="0.001cm" draw:distance="0.001cm"/>
    <draw:stroke-dash draw:name="Dashed_20__28_var_29__20_82" draw:display-name="Dashed (var) 82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6cm" draw:dots2="1" draw:dots2-length="0.016cm" draw:distance="0.016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140%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Exos" style:family="paragraph" style:parent-style-name="Standard" style:next-style-name="Standard" style:list-style-name="Exos">
      <style:paragraph-properties fo:margin-left="0cm" fo:margin-right="0cm" fo:text-indent="0cm" style:auto-text-indent="false" fo:padding="0cm" fo:border-left="none" fo:border-right="none" fo:border-top="0.74pt solid #000000" fo:border-bottom="none" style:shadow="non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style:num-prefix="Ex " style:num-suffix=" - " style:num-format="1">
        <style:list-level-properties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Windows_X86_64 LibreOffice_project/5896ab1714085361c45cf540f76f60673dd96a72</meta:generator>
    <meta:initial-creator>Fontanet</meta:initial-creator>
    <meta:creation-date>2006-04-06T23:12:00</meta:creation-date>
    <dc:date>2019-07-10T17:58:59.278000000</dc:date>
    <meta:print-date>2014-01-24T22:58:46.177000000</meta:print-date>
    <dc:language>fr-FR</dc:language>
    <meta:editing-cycles>146</meta:editing-cycles>
    <meta:editing-duration>PT13H50M59S</meta:editing-duration>
    <meta:document-statistic meta:table-count="0" meta:image-count="0" meta:object-count="66" meta:page-count="1" meta:paragraph-count="54" meta:word-count="503" meta:character-count="2347" meta:non-whitespace-character-count="184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0/content.xml><?xml version="1.0" encoding="utf-8"?>
<math xmlns="http://www.w3.org/1998/Math/MathML" display="block">
  <semantics>
    <mrow>
      <mover accent="true">
        <mi>u</mi>
        <mo stretchy="false">⃗</mo>
      </mover>
      <mo stretchy="false">+</mo>
      <mover accent="true">
        <mi>v</mi>
        <mo stretchy="true">⃗</mo>
      </mover>
    </mrow>
    <annotation encoding="StarMath 5.0"> vec {u}+ widevec {v}</annotation>
  </semantics>
</math>
</file>

<file path=Object 11/content.xml><?xml version="1.0" encoding="utf-8"?>
<math xmlns="http://www.w3.org/1998/Math/MathML" display="block">
  <semantics>
    <mrow>
      <mover accent="true">
        <mi>u</mi>
        <mo stretchy="false">⃗</mo>
      </mover>
      <mo stretchy="false">−</mo>
      <mover accent="true">
        <mi>v</mi>
        <mo stretchy="true">⃗</mo>
      </mover>
    </mrow>
    <annotation encoding="StarMath 5.0"> vec {u}- widevec {v}</annotation>
  </semantics>
</math>
</file>

<file path=Object 12/content.xml><?xml version="1.0" encoding="utf-8"?>
<math xmlns="http://www.w3.org/1998/Math/MathML" display="block">
  <semantics>
    <mrow>
      <mover accent="true">
        <mtext>AB</mtext>
        <mo stretchy="true">⃗</mo>
      </mover>
      <mo stretchy="false">+</mo>
      <mover accent="true">
        <mtext>AL</mtext>
        <mo stretchy="true">⃗</mo>
      </mover>
    </mrow>
    <annotation encoding="StarMath 5.0"> widevec {"AB"}+ widevec {"AL"}</annotation>
  </semantics>
</math>
</file>

<file path=Object 13/content.xml><?xml version="1.0" encoding="utf-8"?>
<math xmlns="http://www.w3.org/1998/Math/MathML" display="block">
  <semantics>
    <mover accent="true">
      <mi>w</mi>
      <mo stretchy="false">⃗</mo>
    </mover>
    <annotation encoding="StarMath 5.0"> vec {w}</annotation>
  </semantics>
</math>
</file>

<file path=Object 14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5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6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7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8/content.xml><?xml version="1.0" encoding="utf-8"?>
<math xmlns="http://www.w3.org/1998/Math/MathML" display="block">
  <semantics>
    <mover accent="true">
      <mi>w</mi>
      <mo stretchy="false">⃗</mo>
    </mover>
    <annotation encoding="StarMath 5.0"> vec {w}</annotation>
  </semantics>
</math>
</file>

<file path=Object 19/content.xml><?xml version="1.0" encoding="utf-8"?>
<math xmlns="http://www.w3.org/1998/Math/MathML" display="block">
  <semantics>
    <mrow>
      <mover accent="true">
        <mi>u</mi>
        <mo stretchy="false">⃗</mo>
      </mover>
      <mo stretchy="false">+</mo>
      <mover accent="true">
        <mi>v</mi>
        <mo stretchy="true">⃗</mo>
      </mover>
    </mrow>
    <annotation encoding="StarMath 5.0"> vec {u}+ widevec {v}</annotation>
  </semantics>
</math>
</file>

<file path=Object 2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20/content.xml><?xml version="1.0" encoding="utf-8"?>
<math xmlns="http://www.w3.org/1998/Math/MathML" display="block">
  <semantics>
    <mrow>
      <mover accent="true">
        <mi>v</mi>
        <mo stretchy="false">⃗</mo>
      </mover>
      <mo stretchy="false">+</mo>
      <mover accent="true">
        <mi>u</mi>
        <mo stretchy="true">⃗</mo>
      </mover>
    </mrow>
    <annotation encoding="StarMath 5.0"> vec {v}+ widevec {u}</annotation>
  </semantics>
</math>
</file>

<file path=Object 21/content.xml><?xml version="1.0" encoding="utf-8"?>
<math xmlns="http://www.w3.org/1998/Math/MathML" display="block">
  <semantics>
    <mrow>
      <mover accent="true">
        <mi>u</mi>
        <mo stretchy="false">⃗</mo>
      </mover>
      <mo stretchy="false">−</mo>
      <mover accent="true">
        <mi>v</mi>
        <mo stretchy="true">⃗</mo>
      </mover>
    </mrow>
    <annotation encoding="StarMath 5.0"> vec {u}- widevec {v}</annotation>
  </semantics>
</math>
</file>

<file path=Object 22/content.xml><?xml version="1.0" encoding="utf-8"?>
<math xmlns="http://www.w3.org/1998/Math/MathML" display="block">
  <semantics>
    <mrow>
      <mover accent="true">
        <mi>v</mi>
        <mo stretchy="false">⃗</mo>
      </mover>
      <mo stretchy="false">−</mo>
      <mover accent="true">
        <mi>u</mi>
        <mo stretchy="true">⃗</mo>
      </mover>
    </mrow>
    <annotation encoding="StarMath 5.0"> vec {v}- widevec {u}</annotation>
  </semantics>
</math>
</file>

<file path=Object 23/content.xml><?xml version="1.0" encoding="utf-8"?>
<math xmlns="http://www.w3.org/1998/Math/MathML" display="block">
  <semantics>
    <mrow>
      <mover accent="true">
        <mi>u</mi>
        <mo stretchy="false">⃗</mo>
      </mover>
      <mo stretchy="false">+</mo>
      <mover accent="true">
        <mi>v</mi>
        <mo stretchy="true">⃗</mo>
      </mover>
      <mo stretchy="false">−</mo>
      <mover accent="true">
        <mi>u</mi>
        <mo stretchy="false">⃗</mo>
      </mover>
    </mrow>
    <annotation encoding="StarMath 5.0"> vec {u}+ widevec {v}- vec {u}</annotation>
  </semantics>
</math>
</file>

<file path=Object 24/content.xml><?xml version="1.0" encoding="utf-8"?>
<math xmlns="http://www.w3.org/1998/Math/MathML" display="block">
  <semantics>
    <mrow>
      <mover accent="true">
        <mtext>AB</mtext>
        <mo stretchy="true">⃗</mo>
      </mover>
      <mo stretchy="false">+</mo>
      <mover accent="true">
        <mtext>BL</mtext>
        <mo stretchy="true">⃗</mo>
      </mover>
      <mo stretchy="false">+</mo>
      <mover accent="true">
        <mtext>LA</mtext>
        <mo stretchy="true">⃗</mo>
      </mover>
    </mrow>
    <annotation encoding="StarMath 5.0"> widevec {"AB"}+ widevec {"BL"}+ widevec {"LA"}</annotation>
  </semantics>
</math>
</file>

<file path=Object 25/content.xml><?xml version="1.0" encoding="utf-8"?>
<math xmlns="http://www.w3.org/1998/Math/MathML" display="block">
  <semantics>
    <mrow>
      <mover accent="true">
        <mtext>AB</mtext>
        <mo stretchy="true">⃗</mo>
      </mover>
      <mo stretchy="false">−</mo>
      <mover accent="true">
        <mtext>AL</mtext>
        <mo stretchy="true">⃗</mo>
      </mover>
    </mrow>
    <annotation encoding="StarMath 5.0"> widevec {"AB"}- widevec {"AL"}</annotation>
  </semantics>
</math>
</file>

<file path=Object 26/content.xml><?xml version="1.0" encoding="utf-8"?>
<math xmlns="http://www.w3.org/1998/Math/MathML" display="block">
  <semantics>
    <mrow>
      <mover accent="true">
        <mtext>AB</mtext>
        <mo stretchy="true">⃗</mo>
      </mover>
      <mo stretchy="false">+</mo>
      <mover accent="true">
        <mtext>AL</mtext>
        <mo stretchy="true">⃗</mo>
      </mover>
      <mo stretchy="false">+</mo>
      <mover accent="true">
        <mtext>AE</mtext>
        <mo stretchy="true">⃗</mo>
      </mover>
    </mrow>
    <annotation encoding="StarMath 5.0"> widevec {"AB"}+ widevec {"AL"}+ widevec {"AE"}</annotation>
  </semantics>
</math>
</file>

<file path=Object 27/content.xml><?xml version="1.0" encoding="utf-8"?>
<math xmlns="http://www.w3.org/1998/Math/MathML" display="block">
  <semantics>
    <mrow>
      <mover accent="true">
        <mtext>EL</mtext>
        <mo stretchy="true">⃗</mo>
      </mover>
      <mo stretchy="false">−</mo>
      <mover accent="true">
        <mtext>IB</mtext>
        <mo stretchy="true">⃗</mo>
      </mover>
    </mrow>
    <annotation encoding="StarMath 5.0"> widevec {"EL"}- widevec {"IB"}</annotation>
  </semantics>
</math>
</file>

<file path=Object 28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29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3/content.xml><?xml version="1.0" encoding="utf-8"?>
<math xmlns="http://www.w3.org/1998/Math/MathML" display="block">
  <semantics>
    <mover accent="true">
      <mi>w</mi>
      <mo stretchy="false">⃗</mo>
    </mover>
    <annotation encoding="StarMath 5.0"> vec {w}</annotation>
  </semantics>
</math>
</file>

<file path=Object 30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=</mo>
        <mrow>
          <mover accent="true">
            <mtext>BC</mtext>
            <mo stretchy="true">⃗</mo>
          </mover>
          <mo stretchy="false">+</mo>
          <mn>2</mn>
        </mrow>
      </mrow>
      <mover accent="true">
        <mtext>AC</mtext>
        <mo stretchy="true">⃗</mo>
      </mover>
    </mrow>
    <annotation encoding="StarMath 5.0"> vec {u}= widevec {"BC"}+{2} widevec {"AC"}</annotation>
  </semantics>
</math>
</file>

<file path=Object 31/content.xml><?xml version="1.0" encoding="utf-8"?>
<math xmlns="http://www.w3.org/1998/Math/MathML" display="block">
  <semantics>
    <mrow>
      <mover accent="true">
        <mtext>AE</mtext>
        <mo stretchy="true">⃗</mo>
      </mover>
      <mo stretchy="false">−</mo>
      <mrow>
        <mo fence="true" stretchy="false">(</mo>
        <mrow>
          <mrow>
            <mover accent="true">
              <mtext>CA</mtext>
              <mo stretchy="true">⃗</mo>
            </mover>
            <mo stretchy="false">+</mo>
            <mover accent="true">
              <mtext>SC</mtext>
              <mo stretchy="true">⃗</mo>
            </mover>
          </mrow>
        </mrow>
        <mo fence="true" stretchy="false">)</mo>
      </mrow>
    </mrow>
    <annotation encoding="StarMath 5.0"> widevec {"AE"}-( widevec {"CA"}+ widevec {"SC"})</annotation>
  </semantics>
</math>
</file>

<file path=Object 32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33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=</mo>
        <mn>3</mn>
      </mrow>
      <mrow>
        <mover accent="true">
          <mtext>AB</mtext>
          <mo stretchy="true">⃗</mo>
        </mover>
        <mo stretchy="false">−</mo>
        <mn>2</mn>
      </mrow>
      <mover accent="true">
        <mtext>CB</mtext>
        <mo stretchy="true">⃗</mo>
      </mover>
    </mrow>
    <annotation encoding="StarMath 5.0"> vec {v}={3} widevec {"AB"}-{2} widevec {"CB"}</annotation>
  </semantics>
</math>
</file>

<file path=Object 34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35/content.xml><?xml version="1.0" encoding="utf-8"?>
<math xmlns="http://www.w3.org/1998/Math/MathML" display="block">
  <semantics>
    <mrow>
      <mrow>
        <mover accent="true">
          <mtext>AM</mtext>
          <mo stretchy="true">⃗</mo>
        </mover>
        <mo stretchy="false">=</mo>
        <mn>3</mn>
      </mrow>
      <mrow>
        <mover accent="true">
          <mtext>BC</mtext>
          <mo stretchy="true">⃗</mo>
        </mover>
        <mo stretchy="false">−</mo>
        <mover accent="true">
          <mtext>AC</mtext>
          <mo stretchy="true">⃗</mo>
        </mover>
      </mrow>
    </mrow>
    <annotation encoding="StarMath 5.0"> widevec {"AM"}={3} widevec {"BC"}- widevec {"AC"}</annotation>
  </semantics>
</math>
</file>

<file path=Object 36/content.xml><?xml version="1.0" encoding="utf-8"?>
<math xmlns="http://www.w3.org/1998/Math/MathML" display="block">
  <semantics>
    <mrow>
      <mrow>
        <mover accent="true">
          <mtext>AN</mtext>
          <mo stretchy="true">⃗</mo>
        </mover>
        <mo stretchy="false">=</mo>
        <mrow>
          <mo stretchy="false">−</mo>
          <mn>2</mn>
        </mrow>
      </mrow>
      <mrow>
        <mover accent="true">
          <mtext>AB</mtext>
          <mo stretchy="true">⃗</mo>
        </mover>
        <mo stretchy="false">−</mo>
        <mfrac>
          <mn>3</mn>
          <mn>2</mn>
        </mfrac>
      </mrow>
      <mover accent="true">
        <mtext>BC</mtext>
        <mo stretchy="true">⃗</mo>
      </mover>
    </mrow>
    <annotation encoding="StarMath 5.0">alignc  widevec {"AN"}=-{2} widevec {"AB"}-{{3}over{2}} widevec {"BC"}</annotation>
  </semantics>
</math>
</file>

<file path=Object 37/content.xml><?xml version="1.0" encoding="utf-8"?>
<math xmlns="http://www.w3.org/1998/Math/MathML" display="block">
  <semantics>
    <mrow>
      <mrow>
        <mover accent="true">
          <mtext>CB</mtext>
          <mo stretchy="true">⃗</mo>
        </mover>
        <mo stretchy="false">+</mo>
        <mover accent="true">
          <mtext>AC</mtext>
          <mo stretchy="true">⃗</mo>
        </mover>
        <mo stretchy="false">+</mo>
        <mover accent="true">
          <mtext>BA</mtext>
          <mo stretchy="true">⃗</mo>
        </mover>
      </mrow>
      <mo stretchy="false">=</mo>
      <mover accent="true">
        <mn>0</mn>
        <mo stretchy="false">⃗</mo>
      </mover>
    </mrow>
    <annotation encoding="StarMath 5.0"> widevec {"CB"}+ widevec {"AC"}+ widevec {"BA"}= vec {0}</annotation>
  </semantics>
</math>
</file>

<file path=Object 38/content.xml><?xml version="1.0" encoding="utf-8"?>
<math xmlns="http://www.w3.org/1998/Math/MathML" display="block">
  <semantics>
    <mrow>
      <mrow>
        <mover accent="true">
          <mtext>BC</mtext>
          <mo stretchy="true">⃗</mo>
        </mover>
        <mo stretchy="false">+</mo>
        <mover accent="true">
          <mtext>DA</mtext>
          <mo stretchy="true">⃗</mo>
        </mover>
        <mo stretchy="false">−</mo>
        <mover accent="true">
          <mtext>DC</mtext>
          <mo stretchy="true">⃗</mo>
        </mover>
      </mrow>
      <mo stretchy="false">=</mo>
      <mover accent="true">
        <mtext>BA</mtext>
        <mo stretchy="true">⃗</mo>
      </mover>
    </mrow>
    <annotation encoding="StarMath 5.0"> widevec {"BC"}+ widevec {"DA"}- widevec {"DC"}= widevec {"BA"}</annotation>
  </semantics>
</math>
</file>

<file path=Object 39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4/content.xml><?xml version="1.0" encoding="utf-8"?>
<math xmlns="http://www.w3.org/1998/Math/MathML" display="block">
  <semantics>
    <mover accent="true">
      <mi>i</mi>
      <mo stretchy="false">⃗</mo>
    </mover>
    <annotation encoding="StarMath 5.0"> vec {i}</annotation>
  </semantics>
</math>
</file>

<file path=Object 40/content.xml><?xml version="1.0" encoding="utf-8"?>
<math xmlns="http://www.w3.org/1998/Math/MathML" display="block">
  <semantics>
    <mrow>
      <mrow>
        <mover accent="true">
          <mtext>AC</mtext>
          <mo stretchy="true">⃗</mo>
        </mover>
        <mo stretchy="false">+</mo>
        <mover accent="true">
          <mtext>DB</mtext>
          <mo stretchy="true">⃗</mo>
        </mover>
      </mrow>
      <mo stretchy="false">=</mo>
      <mrow>
        <mover accent="true">
          <mtext>AB</mtext>
          <mo stretchy="true">⃗</mo>
        </mover>
        <mo stretchy="false">+</mo>
        <mover accent="true">
          <mtext>DC</mtext>
          <mo stretchy="true">⃗</mo>
        </mover>
      </mrow>
    </mrow>
    <annotation encoding="StarMath 5.0"> widevec {"AC"}+ widevec {"DB"}= widevec {"AB"}+ widevec {"DC"}</annotation>
  </semantics>
</math>
</file>

<file path=Object 41/content.xml><?xml version="1.0" encoding="utf-8"?>
<math xmlns="http://www.w3.org/1998/Math/MathML" display="block">
  <semantics>
    <mrow>
      <mrow>
        <mover accent="true">
          <mtext>BD</mtext>
          <mo stretchy="true">⃗</mo>
        </mover>
        <mo stretchy="false">−</mo>
        <mover accent="true">
          <mtext>AC</mtext>
          <mo stretchy="true">⃗</mo>
        </mover>
        <mo stretchy="false">+</mo>
        <mover accent="true">
          <mtext>CB</mtext>
          <mo stretchy="true">⃗</mo>
        </mover>
      </mrow>
      <mo stretchy="false">=</mo>
      <mrow>
        <mover accent="true">
          <mtext>CA</mtext>
          <mo stretchy="true">⃗</mo>
        </mover>
        <mo stretchy="false">−</mo>
        <mover accent="true">
          <mtext>DC</mtext>
          <mo stretchy="true">⃗</mo>
        </mover>
      </mrow>
    </mrow>
    <annotation encoding="StarMath 5.0"> widevec {"BD"}- widevec {"AC"}+ widevec {"CB"}= widevec {"CA"}- widevec {"DC"}</annotation>
  </semantics>
</math>
</file>

<file path=Object 42/content.xml><?xml version="1.0" encoding="utf-8"?>
<math xmlns="http://www.w3.org/1998/Math/MathML" display="block">
  <semantics>
    <mrow>
      <mrow>
        <mrow>
          <mover accent="true">
            <mtext>CA</mtext>
            <mo stretchy="true">⃗</mo>
          </mover>
          <mo stretchy="false">+</mo>
          <mover accent="true">
            <mtext>CB</mtext>
            <mo stretchy="true">⃗</mo>
          </mover>
        </mrow>
        <mo stretchy="false">=</mo>
        <mn>2</mn>
      </mrow>
      <mover accent="true">
        <mtext>CI</mtext>
        <mo stretchy="true">⃗</mo>
      </mover>
    </mrow>
    <annotation encoding="StarMath 5.0"> widevec {"CA"}+ widevec {"CB"}={2} widevec {"CI"}</annotation>
  </semantics>
</math>
</file>

<file path=Object 43/content.xml><?xml version="1.0" encoding="utf-8"?>
<math xmlns="http://www.w3.org/1998/Math/MathML" display="block">
  <semantics>
    <mrow>
      <mrow>
        <mover accent="true">
          <mtext>BC</mtext>
          <mo stretchy="true">⃗</mo>
        </mover>
        <mo stretchy="false">=</mo>
        <mn>2</mn>
      </mrow>
      <mover accent="true">
        <mtext>IJ</mtext>
        <mo stretchy="true">⃗</mo>
      </mover>
    </mrow>
    <annotation encoding="StarMath 5.0"> widevec {"BC"}={2} widevec {"IJ"}</annotation>
  </semantics>
</math>
</file>

<file path=Object 44/content.xml><?xml version="1.0" encoding="utf-8"?>
<math xmlns="http://www.w3.org/1998/Math/MathML" display="block">
  <semantics>
    <mrow>
      <mrow>
        <mover accent="true">
          <mtext>AE</mtext>
          <mo stretchy="true">⃗</mo>
        </mover>
        <mo stretchy="false">=</mo>
        <mn>2</mn>
      </mrow>
      <mrow>
        <mover accent="true">
          <mtext>AF</mtext>
          <mo stretchy="true">⃗</mo>
        </mover>
        <mo stretchy="false">=</mo>
        <mrow>
          <mover accent="true">
            <mtext>AB</mtext>
            <mo stretchy="true">⃗</mo>
          </mover>
          <mo stretchy="false">+</mo>
          <mover accent="true">
            <mtext>AC</mtext>
            <mo stretchy="true">⃗</mo>
          </mover>
        </mrow>
      </mrow>
    </mrow>
    <annotation encoding="StarMath 5.0"> widevec {"AE"}={2} widevec {"AF"}= widevec {"AB"}+ widevec {"AC"}</annotation>
  </semantics>
</math>
</file>

<file path=Object 45/content.xml><?xml version="1.0" encoding="utf-8"?>
<math xmlns="http://www.w3.org/1998/Math/MathML" display="block">
  <semantics>
    <mrow>
      <mover accent="true">
        <mtext>MB</mtext>
        <mo stretchy="true">⃗</mo>
      </mover>
      <mo stretchy="false">=</mo>
      <mover accent="true">
        <mtext>DN</mtext>
        <mo stretchy="true">⃗</mo>
      </mover>
    </mrow>
    <annotation encoding="StarMath 5.0"> widevec {"MB"}= widevec {"DN"}</annotation>
  </semantics>
</math>
</file>

<file path=Object 46/content.xml><?xml version="1.0" encoding="utf-8"?>
<math xmlns="http://www.w3.org/1998/Math/MathML" display="block">
  <semantics>
    <mrow>
      <mrow>
        <mover accent="true">
          <mtext>EF</mtext>
          <mo stretchy="true">⃗</mo>
        </mover>
        <mo stretchy="false">=</mo>
        <mfrac>
          <mn>2</mn>
          <mn>3</mn>
        </mfrac>
      </mrow>
      <mover accent="true">
        <mtext>CA</mtext>
        <mo stretchy="true">⃗</mo>
      </mover>
    </mrow>
    <annotation encoding="StarMath 5.0"> widevec {"EF"}= {2 over 3} widevec {"CA"}</annotation>
  </semantics>
</math>
</file>

<file path=Object 47/content.xml><?xml version="1.0" encoding="utf-8"?>
<math xmlns="http://www.w3.org/1998/Math/MathML" display="block">
  <semantics>
    <mrow>
      <mrow>
        <mover accent="true">
          <mtext>AE</mtext>
          <mo stretchy="true">⃗</mo>
        </mover>
        <mo stretchy="false">=</mo>
        <mfrac>
          <mn>5</mn>
          <mn>3</mn>
        </mfrac>
      </mrow>
      <mover accent="true">
        <mtext>AB</mtext>
        <mo stretchy="true">⃗</mo>
      </mover>
    </mrow>
    <annotation encoding="StarMath 5.0">alignc  widevec {"AE"}={{5}over{3}} widevec {"AB"}</annotation>
  </semantics>
</math>
</file>

<file path=Object 48/content.xml><?xml version="1.0" encoding="utf-8"?>
<math xmlns="http://www.w3.org/1998/Math/MathML" display="block">
  <semantics>
    <mrow>
      <mrow>
        <mover accent="true">
          <mtext>CF</mtext>
          <mo stretchy="true">⃗</mo>
        </mover>
        <mo stretchy="false">=</mo>
        <mfrac>
          <mn>5</mn>
          <mn>3</mn>
        </mfrac>
      </mrow>
      <mover accent="true">
        <mtext>CB</mtext>
        <mo stretchy="true">⃗</mo>
      </mover>
    </mrow>
    <annotation encoding="StarMath 5.0">alignc  widevec {"CF"}={{5}over{3}} widevec {"CB"}</annotation>
  </semantics>
</math>
</file>

<file path=Object 49/content.xml><?xml version="1.0" encoding="utf-8"?>
<math xmlns="http://www.w3.org/1998/Math/MathML" display="block">
  <semantics>
    <mrow>
      <mrow>
        <mover accent="true">
          <mtext>CG</mtext>
          <mo stretchy="true">⃗</mo>
        </mover>
        <mo stretchy="false">=</mo>
        <mfrac>
          <mn>5</mn>
          <mn>3</mn>
        </mfrac>
      </mrow>
      <mover accent="true">
        <mtext>CD</mtext>
        <mo stretchy="true">⃗</mo>
      </mover>
    </mrow>
    <annotation encoding="StarMath 5.0">alignc  widevec {"CG"}={{5}over{3}} widevec {"CD"}</annotation>
  </semantics>
</math>
</file>

<file path=Object 5/content.xml><?xml version="1.0" encoding="utf-8"?>
<math xmlns="http://www.w3.org/1998/Math/MathML" display="block">
  <semantics>
    <mover accent="true">
      <mi>j</mi>
      <mo stretchy="false">⃗</mo>
    </mover>
    <annotation encoding="StarMath 5.0"> vec {j}</annotation>
  </semantics>
</math>
</file>

<file path=Object 50/content.xml><?xml version="1.0" encoding="utf-8"?>
<math xmlns="http://www.w3.org/1998/Math/MathML" display="block">
  <semantics>
    <mrow>
      <mrow>
        <mover accent="true">
          <mtext>AH</mtext>
          <mo stretchy="true">⃗</mo>
        </mover>
        <mo stretchy="false">=</mo>
        <mfrac>
          <mn>5</mn>
          <mn>3</mn>
        </mfrac>
      </mrow>
      <mover accent="true">
        <mtext>AD</mtext>
        <mo stretchy="true">⃗</mo>
      </mover>
    </mrow>
    <annotation encoding="StarMath 5.0">alignc  widevec {"AH"}={{5}over{3}} widevec {"AD"}</annotation>
  </semantics>
</math>
</file>

<file path=Object 51/content.xml><?xml version="1.0" encoding="utf-8"?>
<math xmlns="http://www.w3.org/1998/Math/MathML" display="block">
  <semantics>
    <mover accent="true">
      <mtext>EF</mtext>
      <mo stretchy="true">⃗</mo>
    </mover>
    <annotation encoding="StarMath 5.0"> widevec {"EF"}</annotation>
  </semantics>
</math>
</file>

<file path=Object 52/content.xml><?xml version="1.0" encoding="utf-8"?>
<math xmlns="http://www.w3.org/1998/Math/MathML" display="block">
  <semantics>
    <mrow>
      <mover accent="true">
        <mtext>EA</mtext>
        <mo stretchy="true">⃗</mo>
      </mover>
      <mo stretchy="false">+</mo>
      <mover accent="true">
        <mtext>AC</mtext>
        <mo stretchy="true">⃗</mo>
      </mover>
      <mo stretchy="false">+</mo>
      <mover accent="true">
        <mtext>CF</mtext>
        <mo stretchy="true">⃗</mo>
      </mover>
    </mrow>
    <annotation encoding="StarMath 5.0"> widevec {"EA"}+ widevec {"AC"}+ widevec {"CF"}</annotation>
  </semantics>
</math>
</file>

<file path=Object 53/content.xml><?xml version="1.0" encoding="utf-8"?>
<math xmlns="http://www.w3.org/1998/Math/MathML" display="block">
  <semantics>
    <mover accent="true">
      <mtext>HG</mtext>
      <mo stretchy="true">⃗</mo>
    </mover>
    <annotation encoding="StarMath 5.0"> widevec {"HG"}</annotation>
  </semantics>
</math>
</file>

<file path=Object 54/content.xml><?xml version="1.0" encoding="utf-8"?>
<math xmlns="http://www.w3.org/1998/Math/MathML" display="block">
  <semantics>
    <mover accent="true">
      <mtext>CA</mtext>
      <mo stretchy="true">⃗</mo>
    </mover>
    <annotation encoding="StarMath 5.0"> widevec {"CA"}</annotation>
  </semantics>
</math>
</file>

<file path=Object 55/content.xml><?xml version="1.0" encoding="utf-8"?>
<math xmlns="http://www.w3.org/1998/Math/MathML" display="block">
  <semantics>
    <mrow>
      <mover accent="true">
        <mtext>GF</mtext>
        <mo stretchy="true">⃗</mo>
      </mover>
      <mo stretchy="false">=</mo>
      <mover accent="true">
        <mtext>HE</mtext>
        <mo stretchy="true">⃗</mo>
      </mover>
    </mrow>
    <annotation encoding="StarMath 5.0"> widevec {"GF"}= widevec {"HE"}</annotation>
  </semantics>
</math>
</file>

<file path=Object 56/content.xml><?xml version="1.0" encoding="utf-8"?>
<math xmlns="http://www.w3.org/1998/Math/MathML" display="block">
  <semantics>
    <mrow>
      <mover accent="true">
        <mtext>OT</mtext>
        <mo stretchy="true">⃗</mo>
      </mover>
      <mo stretchy="false">=</mo>
      <mrow>
        <mover accent="true">
          <mtext>OE</mtext>
          <mo stretchy="true">⃗</mo>
        </mover>
        <mo stretchy="false">+</mo>
        <mover accent="true">
          <mtext>OF</mtext>
          <mo stretchy="true">⃗</mo>
        </mover>
      </mrow>
    </mrow>
    <annotation encoding="StarMath 5.0"> widevec {"OT"}= widevec {"OE"}+ widevec {"OF"}</annotation>
  </semantics>
</math>
</file>

<file path=Object 57/content.xml><?xml version="1.0" encoding="utf-8"?>
<math xmlns="http://www.w3.org/1998/Math/MathML" display="block">
  <semantics>
    <mrow>
      <mrow>
        <mover accent="true">
          <mtext>OT</mtext>
          <mo stretchy="true">⃗</mo>
        </mover>
        <mo stretchy="false">+</mo>
        <mover accent="true">
          <mtext>OS</mtext>
          <mo stretchy="true">⃗</mo>
        </mover>
      </mrow>
      <mo stretchy="false">=</mo>
      <mover accent="true">
        <mn>0</mn>
        <mo stretchy="false">⃗</mo>
      </mover>
    </mrow>
    <annotation encoding="StarMath 5.0"> widevec {"OT"}+ widevec {"OS"}= vec {0}</annotation>
  </semantics>
</math>
</file>

<file path=Object 58/content.xml><?xml version="1.0" encoding="utf-8"?>
<math xmlns="http://www.w3.org/1998/Math/MathML" display="block">
  <semantics>
    <mover accent="true">
      <mtext>AC</mtext>
      <mo stretchy="true">⃗</mo>
    </mover>
    <annotation encoding="StarMath 5.0"> widevec {"AC"}</annotation>
  </semantics>
</math>
</file>

<file path=Object 59/content.xml><?xml version="1.0" encoding="utf-8"?>
<math xmlns="http://www.w3.org/1998/Math/MathML" display="block">
  <semantics>
    <mrow>
      <mrow>
        <mover accent="true">
          <mtext>OA</mtext>
          <mo stretchy="true">⃗</mo>
        </mover>
        <mo stretchy="false">+</mo>
        <mover accent="true">
          <mtext>OB</mtext>
          <mo stretchy="true">⃗</mo>
        </mover>
        <mo stretchy="false">+</mo>
        <mover accent="true">
          <mtext>OC</mtext>
          <mo stretchy="true">⃗</mo>
        </mover>
        <mo stretchy="false">+</mo>
        <mover accent="true">
          <mtext>OD</mtext>
          <mo stretchy="true">⃗</mo>
        </mover>
      </mrow>
      <mo stretchy="false">=</mo>
      <mover accent="true">
        <mn>0</mn>
        <mo stretchy="false">⃗</mo>
      </mover>
    </mrow>
    <annotation encoding="StarMath 5.0"> widevec {"OA"} +  widevec {"OB"}+  widevec {"OC"}+  widevec {"OD"}=  vec {0}</annotation>
  </semantics>
</math>
</file>

<file path=Object 6/content.xml><?xml version="1.0" encoding="utf-8"?>
<math xmlns="http://www.w3.org/1998/Math/MathML" display="block">
  <semantics>
    <mover accent="true">
      <mi>k</mi>
      <mo stretchy="false">⃗</mo>
    </mover>
    <annotation encoding="StarMath 5.0"> vec {k}</annotation>
  </semantics>
</math>
</file>

<file path=Object 60/content.xml><?xml version="1.0" encoding="utf-8"?>
<math xmlns="http://www.w3.org/1998/Math/MathML" display="block">
  <semantics>
    <mrow>
      <mrow>
        <mrow>
          <mover accent="true">
            <mtext>MA</mtext>
            <mo stretchy="true">⃗</mo>
          </mover>
          <mo stretchy="false">+</mo>
          <mover accent="true">
            <mtext>MB</mtext>
            <mo stretchy="true">⃗</mo>
          </mover>
          <mo stretchy="false">+</mo>
          <mover accent="true">
            <mtext>MC</mtext>
            <mo stretchy="true">⃗</mo>
          </mover>
          <mo stretchy="false">+</mo>
          <mover accent="true">
            <mtext>MD</mtext>
            <mo stretchy="true">⃗</mo>
          </mover>
        </mrow>
        <mo stretchy="false">=</mo>
        <mn>4</mn>
      </mrow>
      <mover accent="true">
        <mtext>MO</mtext>
        <mo stretchy="true">⃗</mo>
      </mover>
    </mrow>
    <annotation encoding="StarMath 5.0"> widevec {"MA"}+  widevec {"MB"}+  widevec {"MC"} +  widevec {"MD"}= {4} widevec {"MO"}</annotation>
  </semantics>
</math>
</file>

<file path=Object 61/content.xml><?xml version="1.0" encoding="utf-8"?>
<math xmlns="http://www.w3.org/1998/Math/MathML" display="block">
  <semantics>
    <mrow>
      <mrow>
        <mover accent="true">
          <mtext>BD</mtext>
          <mo stretchy="true">⃗</mo>
        </mover>
        <mo stretchy="false">=</mo>
        <mi>−</mi>
      </mrow>
      <mn>3</mn>
      <mrow>
        <mover accent="true">
          <mtext>AB</mtext>
          <mo stretchy="true">⃗</mo>
        </mover>
        <mo stretchy="false">+</mo>
        <mn>2</mn>
      </mrow>
      <mover accent="true">
        <mtext>AC</mtext>
        <mo stretchy="true">⃗</mo>
      </mover>
    </mrow>
    <annotation encoding="StarMath 5.0"> widevec {"BD"}= −3 widevec {"AB"}+ {2} widevec {"AC"}</annotation>
  </semantics>
</math>
</file>

<file path=Object 62/content.xml><?xml version="1.0" encoding="utf-8"?>
<math xmlns="http://www.w3.org/1998/Math/MathML" display="block">
  <semantics>
    <mrow>
      <mrow>
        <mover accent="true">
          <mtext>CE</mtext>
          <mo stretchy="true">⃗</mo>
        </mover>
        <mo stretchy="false">=</mo>
        <mn>2</mn>
      </mrow>
      <mrow>
        <mover accent="true">
          <mtext>AB</mtext>
          <mo stretchy="true">⃗</mo>
        </mover>
        <mo stretchy="false">−</mo>
        <mover accent="true">
          <mtext>AC</mtext>
          <mo stretchy="true">⃗</mo>
        </mover>
      </mrow>
    </mrow>
    <annotation encoding="StarMath 5.0"> widevec {"CE"}= {2} widevec {"AB"} - widevec {"AC"}</annotation>
  </semantics>
</math>
</file>

<file path=Object 63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−</mo>
        <mover accent="true">
          <mtext>CD</mtext>
          <mo stretchy="true">⃗</mo>
        </mover>
        <mo stretchy="false">−</mo>
        <mrow>
          <mo fence="true" stretchy="false">(</mo>
          <mrow>
            <mrow>
              <mover accent="true">
                <mtext>AC</mtext>
                <mo stretchy="true">⃗</mo>
              </mover>
              <mo stretchy="false">−</mo>
              <mover accent="true">
                <mtext>BA</mtext>
                <mo stretchy="true">⃗</mo>
              </mover>
            </mrow>
          </mrow>
          <mo fence="true" stretchy="false">)</mo>
        </mrow>
      </mrow>
      <mo stretchy="false">=</mo>
      <mover accent="true">
        <mtext>DA</mtext>
        <mo stretchy="true">⃗</mo>
      </mover>
    </mrow>
    <annotation encoding="StarMath 5.0"> widevec {"AB"}- widevec {"CD"}-( widevec {"AC"}- widevec {"BA"})= widevec {"DA"}</annotation>
  </semantics>
</math>
</file>

<file path=Object 64/content.xml><?xml version="1.0" encoding="utf-8"?>
<math xmlns="http://www.w3.org/1998/Math/MathML" display="block">
  <semantics>
    <mrow>
      <mover accent="true">
        <mtext>AD</mtext>
        <mo stretchy="true">⃗</mo>
      </mover>
      <mo stretchy="false">=</mo>
      <mover accent="true">
        <mtext>BA</mtext>
        <mo stretchy="true">⃗</mo>
      </mover>
    </mrow>
    <annotation encoding="StarMath 5.0"> widevec {"AD"}= widevec {"BA"}</annotation>
  </semantics>
</math>
</file>

<file path=Object 65/content.xml><?xml version="1.0" encoding="utf-8"?>
<math xmlns="http://www.w3.org/1998/Math/MathML" display="block">
  <semantics>
    <mrow>
      <mover accent="true">
        <mtext>CE</mtext>
        <mo stretchy="true">⃗</mo>
      </mover>
      <mo stretchy="false">=</mo>
      <mrow>
        <mover accent="true">
          <mtext>CB</mtext>
          <mo stretchy="true">⃗</mo>
        </mover>
        <mo stretchy="false">+</mo>
        <mover accent="true">
          <mtext>CD</mtext>
          <mo stretchy="true">⃗</mo>
        </mover>
      </mrow>
    </mrow>
    <annotation encoding="StarMath 5.0"> widevec {"CE"}= widevec {"CB"} +  widevec {"CD"}</annotation>
  </semantics>
</math>
</file>

<file path=Object 66/content.xml><?xml version="1.0" encoding="utf-8"?>
<math xmlns="http://www.w3.org/1998/Math/MathML" display="block">
  <semantics>
    <mrow>
      <mover accent="true">
        <mtext>OS</mtext>
        <mo stretchy="true">⃗</mo>
      </mover>
      <mo stretchy="false">=</mo>
      <mrow>
        <mover accent="true">
          <mtext>OG</mtext>
          <mo stretchy="true">⃗</mo>
        </mover>
        <mo stretchy="false">+</mo>
        <mover accent="true">
          <mtext>OH</mtext>
          <mo stretchy="true">⃗</mo>
        </mover>
      </mrow>
    </mrow>
    <annotation encoding="StarMath 5.0"> widevec {"OS"}= widevec {"OG"}+ widevec {"OH"}</annotation>
  </semantics>
</math>
</file>

<file path=Object 7/content.xml><?xml version="1.0" encoding="utf-8"?>
<math xmlns="http://www.w3.org/1998/Math/MathML" display="block">
  <semantics>
    <mrow>
      <mrow>
        <mover accent="true">
          <mi>i</mi>
          <mo stretchy="false">⃗</mo>
        </mover>
        <mo stretchy="false">=</mo>
        <mn>2</mn>
      </mrow>
      <mrow>
        <mover accent="true">
          <mi>u</mi>
          <mo stretchy="false">⃗</mo>
        </mover>
        <mo stretchy="false">−</mo>
        <mover accent="true">
          <mi>v</mi>
          <mo stretchy="true">⃗</mo>
        </mover>
      </mrow>
    </mrow>
    <annotation encoding="StarMath 5.0"> vec {i}={2} vec {u}- widevec {v}</annotation>
  </semantics>
</math>
</file>

<file path=Object 8/content.xml><?xml version="1.0" encoding="utf-8"?>
<math xmlns="http://www.w3.org/1998/Math/MathML" display="block">
  <semantics>
    <mrow>
      <mrow>
        <mover accent="true">
          <mi>j</mi>
          <mo stretchy="false">⃗</mo>
        </mover>
        <mo stretchy="false">=</mo>
        <mfrac>
          <mn>2</mn>
          <mn>3</mn>
        </mfrac>
      </mrow>
      <mrow>
        <mover accent="true">
          <mi>i</mi>
          <mo stretchy="false">⃗</mo>
        </mover>
        <mo stretchy="false">+</mo>
        <mover accent="true">
          <mi>w</mi>
          <mo stretchy="true">⃗</mo>
        </mover>
      </mrow>
    </mrow>
    <annotation encoding="StarMath 5.0"> vec {j}={{2}over{3}} vec {i}+ widevec {w}</annotation>
  </semantics>
</math>
</file>

<file path=Object 9/content.xml><?xml version="1.0" encoding="utf-8"?>
<math xmlns="http://www.w3.org/1998/Math/MathML" display="block">
  <semantics>
    <mrow>
      <mover accent="true">
        <mi>k</mi>
        <mo stretchy="false">⃗</mo>
      </mover>
      <mo stretchy="false">=</mo>
      <mrow>
        <mover accent="true">
          <mi>u</mi>
          <mo stretchy="true">⃗</mo>
        </mover>
        <mo stretchy="false">+</mo>
        <mover accent="true">
          <mi>v</mi>
          <mo stretchy="false">⃗</mo>
        </mover>
        <mo stretchy="false">+</mo>
        <mover accent="true">
          <mi>w</mi>
          <mo stretchy="true">⃗</mo>
        </mover>
      </mrow>
    </mrow>
    <annotation encoding="StarMath 5.0"> vec {k}= widevec {u}+ vec {v}+ widevec {w}</annotation>
  </semantics>
</math>
</file>